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6.A" style:family="table-column">
      <style:table-column-properties style:column-width="3.401cm" style:rel-column-width="13107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6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6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6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6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6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6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6.A7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6.B7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6.E7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4" style:family="table" style:master-page-name="">
      <style:table-properties style:width="16.995cm" style:page-number="auto" table:align="left" style:shadow="none" style:may-break-between-rows="true" table:border-model="collapsing"/>
    </style:style>
    <style:style style:name="Tabela4.A" style:family="table-column">
      <style:table-column-properties style:column-width="3.907cm"/>
    </style:style>
    <style:style style:name="Tabela4.B" style:family="table-column">
      <style:table-column-properties style:column-width="2.893cm"/>
    </style:style>
    <style:style style:name="Tabela4.C" style:family="table-column">
      <style:table-column-properties style:column-width="3.399cm"/>
    </style:style>
    <style:style style:name="Tabela4.D" style:family="table-column">
      <style:table-column-properties style:column-width="3.401cm"/>
    </style:style>
    <style:style style:name="Tabela4.E" style:family="table-column">
      <style:table-column-properties style:column-width="3.395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4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4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4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4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4.4" style:family="table-row">
      <style:table-row-properties style:min-row-height="0.683cm"/>
    </style:style>
    <style:style style:name="Tabela4.5" style:family="table-row">
      <style:table-row-properties style:min-row-height="0.683cm" fo:keep-together="auto"/>
    </style:style>
    <style:style style:name="Tabela4.7" style:family="table-row">
      <style:table-row-properties style:min-row-height="0.217cm"/>
    </style:style>
    <style:style style:name="Tabela4.A7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4.B7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4.E7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1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2.A" style:family="table-column">
      <style:table-column-properties style:column-width="3.399cm" style:rel-column-width="13102*"/>
    </style:style>
    <style:style style:name="Tabela12.B" style:family="table-column">
      <style:table-column-properties style:column-width="3.401cm" style:rel-column-width="13109*"/>
    </style:style>
    <style:style style:name="Tabela12.E" style:family="table-column">
      <style:table-column-properties style:column-width="3.401cm" style:rel-column-width="13113*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1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1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2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1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12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12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12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12.B5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12.E5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7" style:family="table" style:master-page-name="">
      <style:table-properties style:width="16.995cm" style:page-number="auto" table:align="left" style:shadow="none" style:may-break-between-rows="true" table:border-model="collapsing"/>
    </style:style>
    <style:style style:name="Tabela7.A" style:family="table-column">
      <style:table-column-properties style:column-width="3.704cm"/>
    </style:style>
    <style:style style:name="Tabela7.B" style:family="table-column">
      <style:table-column-properties style:column-width="3.096cm"/>
    </style:style>
    <style:style style:name="Tabela7.C" style:family="table-column">
      <style:table-column-properties style:column-width="3.399cm"/>
    </style:style>
    <style:style style:name="Tabela7.D" style:family="table-column">
      <style:table-column-properties style:column-width="3.401cm"/>
    </style:style>
    <style:style style:name="Tabela7.E" style:family="table-column">
      <style:table-column-properties style:column-width="3.395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7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7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7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7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7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7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7.A10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7.B10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7.E10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5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5.A" style:family="table-column">
      <style:table-column-properties style:column-width="3.401cm" style:rel-column-width="13107*"/>
    </style:style>
    <style:style style:name="Tabela5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5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5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5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5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5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5.4" style:family="table-row">
      <style:table-row-properties style:min-row-height="1.275cm" fo:keep-together="auto"/>
    </style:style>
    <style:style style:name="Tabela5.5" style:family="table-row">
      <style:table-row-properties style:min-row-height="0.243cm" fo:keep-together="auto"/>
    </style:style>
    <style:style style:name="Tabela5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5.B5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5.E5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8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8.A" style:family="table-column">
      <style:table-column-properties style:column-width="3.401cm" style:rel-column-width="13107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8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8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8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8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8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8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8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8.B5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8.E5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9" style:family="table" style:master-page-name="">
      <style:table-properties style:width="16.995cm" style:page-number="auto" table:align="left" style:shadow="none" style:may-break-between-rows="true" table:border-model="collapsing"/>
    </style:style>
    <style:style style:name="Tabela9.A" style:family="table-column">
      <style:table-column-properties style:column-width="1.699cm"/>
    </style:style>
    <style:style style:name="Tabela9.B" style:family="table-column">
      <style:table-column-properties style:column-width="2.311cm"/>
    </style:style>
    <style:style style:name="Tabela9.C" style:family="table-column">
      <style:table-column-properties style:column-width="2.79cm"/>
    </style:style>
    <style:style style:name="Tabela9.D" style:family="table-column">
      <style:table-column-properties style:column-width="3.399cm"/>
    </style:style>
    <style:style style:name="Tabela9.E" style:family="table-column">
      <style:table-column-properties style:column-width="3.401cm"/>
    </style:style>
    <style:style style:name="Tabela9.F" style:family="table-column">
      <style:table-column-properties style:column-width="3.395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9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9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9.F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9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9.C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9.F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9.11" style:family="table-row">
      <style:table-row-properties style:min-row-height="0.254cm"/>
    </style:style>
    <style:style style:name="Tabela9.A11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9.B11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9.F11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10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0.A" style:family="table-column">
      <style:table-column-properties style:column-width="3.401cm" style:rel-column-width="13107*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10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10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0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10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10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10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10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10.B5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10.E5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1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1.A" style:family="table-column">
      <style:table-column-properties style:column-width="3.401cm" style:rel-column-width="13107*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11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1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1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11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1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11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11.A10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11.B10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11.E10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13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3.A" style:family="table-column">
      <style:table-column-properties style:column-width="3.399cm" style:rel-column-width="1927*"/>
    </style:style>
    <style:style style:name="Tabela13.B" style:family="table-column">
      <style:table-column-properties style:column-width="3.401cm" style:rel-column-width="1928*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13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1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3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13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13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13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13.16" style:family="table-row">
      <style:table-row-properties style:min-row-height="0.242cm"/>
    </style:style>
    <style:style style:name="Tabela13.A16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13.B16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13.E16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2.A" style:family="table-column">
      <style:table-column-properties style:column-width="3.401cm" style:rel-column-width="1310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2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2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2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2.A7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2.B7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2.E7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ela3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3.E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3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3.B5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3.E5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14.A" style:family="table-column">
      <style:table-column-properties style:column-width="3.401cm" style:rel-column-width="13107*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ce181e" fo:padding="0cm" fo:border-left="0.75pt solid #ce181e" fo:border-right="0.75pt solid #ce181e" fo:border-top="0.75pt solid #ce181e" fo:border-bottom="none" style:writing-mode="page">
        <style:background-image/>
      </style:table-cell-properties>
    </style:style>
    <style:style style:name="Tabela14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ela1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4.E2" style:family="table-cell" style:data-style-name="N2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ela14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ela14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ela14.E3" style:family="table-cell" style:data-style-name="N2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ela14.A6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ela14.B6" style:family="table-cell" style:data-style-name="N2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ela14.E6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officeooo:rsid="0017060f" officeooo:paragraph-rsid="0017060f"/>
    </style:style>
    <style:style style:name="P2" style:family="paragraph" style:parent-style-name="Standard">
      <style:text-properties officeooo:rsid="001e2926" officeooo:paragraph-rsid="001e2926"/>
    </style:style>
    <style:style style:name="P3" style:family="paragraph" style:parent-style-name="Standard">
      <style:text-properties officeooo:paragraph-rsid="0024f183"/>
    </style:style>
    <style:style style:name="P4" style:family="paragraph" style:parent-style-name="Standard">
      <style:paragraph-properties fo:break-before="page"/>
      <style:text-properties officeooo:rsid="0017060f" officeooo:paragraph-rsid="0017060f"/>
    </style:style>
    <style:style style:name="P5" style:family="paragraph" style:parent-style-name="Table_20_Contents">
      <style:text-properties officeooo:rsid="001e2926" officeooo:paragraph-rsid="001e2926"/>
    </style:style>
    <style:style style:name="P6" style:family="paragraph" style:parent-style-name="Table_20_Contents">
      <style:text-properties officeooo:rsid="001f4946" officeooo:paragraph-rsid="001f4946"/>
    </style:style>
    <style:style style:name="P7" style:family="paragraph" style:parent-style-name="Table_20_Contents">
      <style:text-properties officeooo:rsid="002854f9" officeooo:paragraph-rsid="002854f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Standard" style:list-style-name="L1">
      <style:text-properties officeooo:rsid="0017060f" officeooo:paragraph-rsid="0017060f"/>
    </style:style>
    <style:style style:name="P12" style:family="paragraph" style:parent-style-name="Standard" style:list-style-name="L2">
      <style:text-properties officeooo:rsid="0017060f" officeooo:paragraph-rsid="0017060f"/>
    </style:style>
    <style:style style:name="P13" style:family="paragraph" style:parent-style-name="Standard" style:list-style-name="L3">
      <style:text-properties officeooo:rsid="0017060f" officeooo:paragraph-rsid="0017060f"/>
    </style:style>
    <style:style style:name="P14" style:family="paragraph" style:parent-style-name="Standard">
      <style:text-properties officeooo:paragraph-rsid="0024f183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265" officeooo:paragraph-rsid="00205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265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1f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6ea" officeooo:paragraph-rsid="0021f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6ea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a27b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1f6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5265" officeooo:paragraph-rsid="002052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5265" officeooo:paragraph-rsid="002ea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1f6ea" officeooo:paragraph-rsid="0021f6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1f6ea" officeooo:paragraph-rsid="002ea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a27b" officeooo:paragraph-rsid="002ea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officeooo:rsid="001e2926" officeooo:paragraph-rsid="001e2926"/>
    </style:style>
    <style:style style:name="P30" style:family="paragraph" style:parent-style-name="Standard">
      <style:text-properties officeooo:rsid="001e2926" officeooo:paragraph-rsid="002ea27b"/>
    </style:style>
    <style:style style:name="P31" style:family="paragraph" style:parent-style-name="Standard">
      <style:text-properties officeooo:paragraph-rsid="002b2b8b"/>
    </style:style>
    <style:style style:name="P32" style:family="paragraph" style:parent-style-name="Standard">
      <style:text-properties officeooo:paragraph-rsid="001e2926"/>
    </style:style>
    <style:style style:name="P33" style:family="paragraph" style:parent-style-name="Standard">
      <style:text-properties officeooo:rsid="002ea27b" officeooo:paragraph-rsid="002ea27b"/>
    </style:style>
    <style:style style:name="P34" style:family="paragraph" style:parent-style-name="Standard">
      <style:paragraph-properties fo:text-align="start" style:justify-single-word="false"/>
      <style:text-properties officeooo:paragraph-rsid="002ea27b"/>
    </style:style>
    <style:style style:name="P35" style:family="paragraph" style:parent-style-name="Standard">
      <style:paragraph-properties fo:break-before="page"/>
      <style:text-properties officeooo:paragraph-rsid="0024f183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74388" officeooo:paragraph-rsid="002743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75bf9" officeooo:paragraph-rsid="00275b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4f183" officeooo:paragraph-rsid="0024f1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1f6ea" officeooo:paragraph-rsid="0021f6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1f6ea" officeooo:paragraph-rsid="0021f6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239b9" officeooo:paragraph-rsid="002239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69e8c" officeooo:paragraph-rsid="00269e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54f9" officeooo:paragraph-rsid="002854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officeooo:rsid="00274388" officeooo:paragraph-rsid="00274388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officeooo:rsid="00275bf9" officeooo:paragraph-rsid="00275bf9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ce4" officeooo:paragraph-rsid="0022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ce4" officeooo:paragraph-rsid="001ffc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ce4" officeooo:paragraph-rsid="00205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ce4" officeooo:paragraph-rsid="00285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fce4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4388" officeooo:paragraph-rsid="002743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9f839" officeooo:paragraph-rsid="0029f8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5bf9" officeooo:paragraph-rsid="00275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f183" officeooo:paragraph-rsid="0024f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6ea" officeooo:paragraph-rsid="0021f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6ea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c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85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265" officeooo:paragraph-rsid="00205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265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aca69" officeooo:paragraph-rsid="002ac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9b9" officeooo:paragraph-rsid="00223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9b9" officeooo:paragraph-rsid="00285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9e8c" officeooo:paragraph-rsid="00269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2b8b" officeooo:paragraph-rsid="002b2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54f9" officeooo:paragraph-rsid="002854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a27b" officeooo:paragraph-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4388" officeooo:paragraph-rsid="002743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854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ce4" officeooo:paragraph-rsid="001ffc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ce4" officeooo:paragraph-rsid="002854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ce4" officeooo:paragraph-rsid="002239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ce4" officeooo:paragraph-rsid="002ea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5bf9" officeooo:paragraph-rsid="00275b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1f6ea" officeooo:paragraph-rsid="0021f6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b2b8b" officeooo:paragraph-rsid="002b2b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39b9" officeooo:paragraph-rsid="002239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39b9" officeooo:paragraph-rsid="002854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69e8c" officeooo:paragraph-rsid="00269e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035a" officeooo:paragraph-rsid="002e03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9f839" officeooo:paragraph-rsid="0029f8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a27b" officeooo:paragraph-rsid="002ea2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275bf9" officeooo:paragraph-rsid="00275bf9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24f183" officeooo:paragraph-rsid="0024f183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274388" officeooo:paragraph-rsid="0027438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2b2b8b" officeooo:paragraph-rsid="002b2b8b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6pt" fo:font-style="normal" fo:text-shadow="none" style:text-underline-style="none" fo:font-weight="bold" officeooo:rsid="002239b9" officeooo:paragraph-rsid="002239b9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" style:family="text">
      <style:text-properties officeooo:rsid="00187c98"/>
    </style:style>
    <style:style style:name="T2" style:family="text">
      <style:text-properties style:font-name="Liberation Sans" fo:font-size="18pt" officeooo:rsid="00187c98" style:font-name-asian="Noto Sans CJK SC" style:font-size-asian="18pt" style:font-name-complex="Lohit Devanagari" style:font-size-complex="18pt"/>
    </style:style>
    <style:style style:name="T3" style:family="text">
      <style:text-properties style:font-name="Liberation Sans" fo:font-size="14.1000003814697pt" fo:font-weight="bold" officeooo:rsid="003063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31fd7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8a3" style:font-weight-asian="bold" style:font-weight-complex="bold"/>
    </style:style>
    <style:style style:name="T7" style:family="text">
      <style:text-properties officeooo:rsid="001a68a3"/>
    </style:style>
    <style:style style:name="T8" style:family="text">
      <style:text-properties officeooo:rsid="001e2926"/>
    </style:style>
    <style:style style:name="T9" style:family="text">
      <style:text-properties officeooo:rsid="001ffce4"/>
    </style:style>
    <style:style style:name="T10" style:family="text">
      <style:text-properties officeooo:rsid="00205265"/>
    </style:style>
    <style:style style:name="T11" style:family="text">
      <style:text-properties officeooo:rsid="0021f6ea"/>
    </style:style>
    <style:style style:name="T12" style:family="text">
      <style:text-properties officeooo:rsid="002239b9"/>
    </style:style>
    <style:style style:name="T13" style:family="text">
      <style:text-properties officeooo:rsid="00274388"/>
    </style:style>
    <style:style style:name="T14" style:family="text">
      <style:text-properties officeooo:rsid="00275bf9"/>
    </style:style>
    <style:style style:name="T15" style:family="text">
      <style:text-properties officeooo:rsid="002854f9"/>
    </style:style>
    <style:style style:name="T16" style:family="text">
      <style:text-properties officeooo:rsid="0029f839"/>
    </style:style>
    <style:style style:name="T17" style:family="text">
      <style:text-properties officeooo:rsid="002aca69"/>
    </style:style>
    <style:style style:name="T18" style:family="text">
      <style:text-properties officeooo:rsid="002b2b8b"/>
    </style:style>
    <style:style style:name="T19" style:family="text">
      <style:text-properties officeooo:rsid="002bcba2"/>
    </style:style>
    <style:style style:name="T20" style:family="text">
      <style:text-properties officeooo:rsid="002d575c"/>
    </style:style>
    <style:style style:name="T21" style:family="text">
      <style:text-properties officeooo:rsid="002e035a"/>
    </style:style>
    <style:style style:name="T22" style:family="text">
      <style:text-properties officeooo:rsid="002ea27b"/>
    </style:style>
    <style:style style:name="T2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a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5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officeooo:rsid="0030637f"/>
    </style:style>
    <style:style style:name="T27" style:family="text">
      <style:text-properties officeooo:rsid="0031fd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renciamento de faculdade</text:p>
      <text:p text:style-name="Subtitle">Data: 14/05/2020</text:p>
      <text:p text:style-name="Subtitle">Projeto fictício de banco de dados <text:span text:style-name="T2">gerenciador</text:span> <text:span text:style-name="T2">de</text:span> elementos de uma faculdade</text:p>
      <text:p text:style-name="P1"/>
      <text:h text:style-name="Heading_20_2" text:outline-level="2">Alumas identificações:</text:h>
      <text:list xml:id="list339574568" text:style-name="L1">
        <text:list-item>
          <text:p text:style-name="P11">Reali<text:span text:style-name="T1">za</text:span>ção do controle centralizado dos alunos</text:p>
        </text:list-item>
        <text:list-item>
          <text:p text:style-name="P11"><text:span text:style-name="T1">Controle dos </text:span>professores</text:p>
        </text:list-item>
        <text:list-item>
          <text:p text:style-name="P11"><text:span text:style-name="T1">Controle dos </text:span>cursos</text:p>
        </text:list-item>
        <text:list-item>
          <text:p text:style-name="P11"><text:span text:style-name="T1">Controle das </text:span>disciplinas <text:span text:style-name="T1">que compõem os cursos</text:span></text:p>
        </text:list-item>
        <text:list-item>
          <text:p text:style-name="P11"><text:span text:style-name="T1">Controle de </text:span>hist<text:span text:style-name="T1">ór</text:span>ico escolar <text:span text:style-name="T1">dos alunos</text:span></text:p>
        </text:list-item>
        <text:list-item>
          <text:p text:style-name="P11"><text:span text:style-name="T1">Controle de </text:span>tu<text:span text:style-name="T1">r</text:span>mas, <text:span text:style-name="T1">que contém as informações de </text:span>disciplinas <text:span text:style-name="T1">e </text:span>alunos</text:p>
        </text:list-item>
      </text:list>
      <text:p text:style-name="P1"/>
      <text:p text:style-name="P1"/>
      <text:h text:style-name="Heading_20_2" text:outline-level="2"><text:span text:style-name="T1">R</text:span>egras:</text:h>
      <text:list xml:id="list975762219" text:style-name="L2">
        <text:list-item>
          <text:p text:style-name="P12">O aluno só pode esta matriculado em 1 curso</text:p>
        </text:list-item>
        <text:list-item>
          <text:p text:style-name="P12">Alunos possuem código de identificação <text:span text:style-name="T7">(</text:span><text:span text:style-name="T5">RA</text:span><text:span text:style-name="T6">)</text:span></text:p>
        </text:list-item>
        <text:list-item>
          <text:p text:style-name="P12">Cursos são compostos por disciplinas</text:p>
        </text:list-item>
        <text:list-item>
          <text:p text:style-name="P12">Cada disciplina terá no máximo 30 alunos</text:p>
        </text:list-item>
        <text:list-item>
          <text:p text:style-name="P12">As disciplinas podem ser obrigatórias ou optativas, dependendo do curso</text:p>
        </text:list-item>
        <text:list-item>
          <text:p text:style-name="P12">As disciplinas pertencem a departamentos específicos</text:p>
        </text:list-item>
        <text:list-item>
          <text:p text:style-name="P12">Cada disciplina possui um código de identificação</text:p>
        </text:list-item>
        <text:list-item>
          <text:p text:style-name="P12">Alunos podem trancar a matricula, não estando matriculados em nenhuma disciplina no semestre</text:p>
        </text:list-item>
        <text:list-item>
          <text:p text:style-name="P12">Em cada semestre cada aluno pode estar matriculado em no máximo 9 disciplinas</text:p>
        </text:list-item>
        <text:list-item>
          <text:p text:style-name="P12">O aluno só pode ser reprovado no máx 3 vezes em cada disciplinas</text:p>
        </text:list-item>
        <text:list-item>
          <text:p text:style-name="P12">A faculdade terá no máx 3000 alunos matriculados simultaneamente, em 10 cursos distintos</text:p>
        </text:list-item>
        <text:list-item>
          <text:p text:style-name="P12">Entram 300 alunos novos por ano</text:p>
        </text:list-item>
        <text:list-item>
          <text:p text:style-name="P12">Existem 90 disciplinas no total disponíveis </text:p>
        </text:list-item>
        <text:list-item>
          <text:p text:style-name="P12">Um histórico escolar traz todas as disciplinas cursadas por um aluno, incluindo nota final, frequencia e período do curso realizado</text:p>
        </text:list-item>
        <text:list-item>
          <text:p text:style-name="P12">Professores podem ser cadastrados mesmo sem lecionar disciplinas</text:p>
        </text:list-item>
        <text:list-item>
          <text:p text:style-name="P12">Existem 40 professores trabalhando na escola</text:p>
        </text:list-item>
        <text:list-item>
          <text:p text:style-name="P12">Cada professor irá lecionar no máximo 4 disciplinas diferentes</text:p>
        </text:list-item>
        <text:list-item>
          <text:p text:style-name="P12">Cadas professor a vinculado a um departamento</text:p>
        </text:list-item>
        <text:list-item>
          <text:p text:style-name="P12">Professores são identificados por um código de professor</text:p>
        </text:list-item>
      </text:list>
      <text:p text:style-name="P1"/>
      <text:p text:style-name="P1"/>
      <text:p text:style-name="P4">Fases:</text:p>
      <text:list xml:id="list287344085" text:style-name="L3">
        <text:list-item>
          <text:p text:style-name="P13">Levantamento dos requisitos</text:p>
        </text:list-item>
        <text:list-item>
          <text:p text:style-name="P13">Identificação das entidades e relacionamentos</text:p>
        </text:list-item>
        <text:list-item>
          <text:p text:style-name="P13">Modelo E-R</text:p>
        </text:list-item>
        <text:list-item>
          <text:p text:style-name="P13">Diagrama E-R</text:p>
        </text:list-item>
        <text:list-item>
          <text:p text:style-name="P13">Dicionário de dados</text:p>
        </text:list-item>
        <text:list-item>
          <text:p text:style-name="P13">Normalização</text:p>
        </text:list-item>
        <text:list-item>
          <text:p text:style-name="P13">Implementação</text:p>
        </text:list-item>
        <text:list-item>
          <text:p text:style-name="P13">Testes básicos</text:p>
        </text:list-item>
      </text:list>
      <text:h text:style-name="P8" text:outline-level="1">Dicio<text:span text:style-name="T14">ná</text:span>rio de dados:</text:h>
      <text:h text:style-name="Heading_20_2" text:outline-level="2">Tabelas:</text:h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>
          <table:table-cell table:style-name="Tabela1.A1" office:value-type="string">
            <text:p text:style-name="P5">Tabela</text:p>
          </table:table-cell>
          <table:table-cell table:style-name="Tabela1.A1" office:value-type="string">
            <text:p text:style-name="P5">Relacionamento</text:p>
          </table:table-cell>
          <table:table-cell table:style-name="Tabela1.A1" office:value-type="string">
            <text:p text:style-name="P5">Nome do relacionamento</text:p>
          </table:table-cell>
          <table:table-cell table:style-name="Tabela1.D1" office:value-type="string">
            <text:p text:style-name="P5">Descrição</text:p>
          </table:table-cell>
        </table:table-row>
        <table:table-row>
          <table:table-cell table:style-name="Tabela1.A2" table:number-rows-spanned="4" office:value-type="string">
            <text:p text:style-name="P5">aluno</text:p>
          </table:table-cell>
          <table:table-cell table:style-name="Tabela1.A2" office:value-type="string">
            <text:p text:style-name="Table_20_Contents"><text:span text:style-name="T8">c</text:span>urso</text:p>
          </table:table-cell>
          <table:table-cell table:style-name="Tabela1.A2" office:value-type="string">
            <text:p text:style-name="P5">Está matriculado</text:p>
          </table:table-cell>
          <table:table-cell table:style-name="Tabela1.D2" table:number-rows-spanned="4" office:value-type="string">
            <text:p text:style-name="P6">Tabela para cadastro de <text:s/>alunos da faculdade</text:p>
          </table:table-cell>
        </table:table-row>
        <table:table-row>
          <table:covered-table-cell/>
          <table:table-cell table:style-name="Tabela1.A2" office:value-type="string">
            <text:p text:style-name="P5">turma</text:p>
          </table:table-cell>
          <table:table-cell table:style-name="Tabela1.A2" office:value-type="string">
            <text:p text:style-name="P5">Pertenc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5">disciplina</text:p>
          </table:table-cell>
          <table:table-cell table:style-name="Tabela1.A2" office:value-type="string">
            <text:p text:style-name="P5">Curs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5">historico</text:p>
          </table:table-cell>
          <table:table-cell table:style-name="Tabela1.A2" office:value-type="string">
            <text:p text:style-name="P5">Regist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7">aluno_disciplina</text:p>
          </table:table-cell>
          <table:table-cell table:style-name="Tabela1.A2" office:value-type="string">
            <text:p text:style-name="P7">aluno</text:p>
          </table:table-cell>
          <table:table-cell table:style-name="Tabela1.A2" office:value-type="string">
            <text:p text:style-name="P7">Cursa</text:p>
          </table:table-cell>
          <table:table-cell table:style-name="Tabela1.D2" table:number-rows-spanned="2" office:value-type="string">
            <text:p text:style-name="P7">Tabela associativa entre aluno e disciplina</text:p>
          </table:table-cell>
        </table:table-row>
        <table:table-row>
          <table:covered-table-cell/>
          <table:table-cell table:style-name="Tabela1.A2" office:value-type="string">
            <text:p text:style-name="P7">disciplina</text:p>
          </table:table-cell>
          <table:table-cell table:style-name="Tabela1.A2" office:value-type="string">
            <text:p text:style-name="P7">Frequentad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5">histórico</text:p>
          </table:table-cell>
          <table:table-cell table:style-name="Tabela1.A2" office:value-type="string">
            <text:p text:style-name="P5">aluno</text:p>
          </table:table-cell>
          <table:table-cell table:style-name="Tabela1.A2" office:value-type="string">
            <text:p text:style-name="P5">É registrado</text:p>
          </table:table-cell>
          <table:table-cell table:style-name="Tabela1.D2" table:number-rows-spanned="2" office:value-type="string">
            <text:p text:style-name="P6">Tabela para registro de histórico escolar dos alunos</text:p>
          </table:table-cell>
        </table:table-row>
        <table:table-row>
          <table:covered-table-cell/>
          <table:table-cell table:style-name="Tabela1.A2" office:value-type="string">
            <text:p text:style-name="P5">disciplina</text:p>
          </table:table-cell>
          <table:table-cell table:style-name="Tabela1.A2" office:value-type="string">
            <text:p text:style-name="P5">Compõem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5">curso</text:p>
          </table:table-cell>
          <table:table-cell table:style-name="Tabela1.A2" office:value-type="string">
            <text:p text:style-name="P5">aluno</text:p>
          </table:table-cell>
          <table:table-cell table:style-name="Tabela1.A2" office:value-type="string">
            <text:p text:style-name="P5">Está matriculado</text:p>
          </table:table-cell>
          <table:table-cell table:style-name="Tabela1.D2" table:number-rows-spanned="3" office:value-type="string">
            <text:p text:style-name="P6">Tabela para registro dos cursos</text:p>
          </table:table-cell>
        </table:table-row>
        <table:table-row>
          <table:covered-table-cell/>
          <table:table-cell table:style-name="Tabela1.A2" office:value-type="string">
            <text:p text:style-name="P5">curso_disciplina</text:p>
          </table:table-cell>
          <table:table-cell table:style-name="Tabela1.A2" office:value-type="string">
            <text:p text:style-name="P5">Possui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5">turma</text:p>
          </table:table-cell>
          <table:table-cell table:style-name="Tabela1.A2" office:value-type="string">
            <text:p text:style-name="P5">Ger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5">curso_disciplina</text:p>
          </table:table-cell>
          <table:table-cell table:style-name="Tabela1.A2" office:value-type="string">
            <text:p text:style-name="P5">curso</text:p>
          </table:table-cell>
          <table:table-cell table:style-name="Tabela1.A2" office:value-type="string">
            <text:p text:style-name="P5">Possui</text:p>
          </table:table-cell>
          <table:table-cell table:style-name="Tabela1.D2" table:number-rows-spanned="2" office:value-type="string">
            <text:p text:style-name="P6">Tabela associativa entre curso e disciplina</text:p>
          </table:table-cell>
        </table:table-row>
        <table:table-row>
          <table:covered-table-cell/>
          <table:table-cell table:style-name="Tabela1.A2" office:value-type="string">
            <text:p text:style-name="P5">disciplina</text:p>
          </table:table-cell>
          <table:table-cell table:style-name="Tabela1.A2" office:value-type="string">
            <text:p text:style-name="P5">Pertence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5">professor</text:p>
          </table:table-cell>
          <table:table-cell table:style-name="Tabela1.A2" office:value-type="string">
            <text:p text:style-name="P5">departamento</text:p>
          </table:table-cell>
          <table:table-cell table:style-name="Tabela1.A2" office:value-type="string">
            <text:p text:style-name="P5">Pertence</text:p>
          </table:table-cell>
          <table:table-cell table:style-name="Tabela1.D2" table:number-rows-spanned="2" office:value-type="string">
            <text:p text:style-name="P6">Tabela para registros dos professores</text:p>
          </table:table-cell>
        </table:table-row>
        <table:table-row>
          <table:covered-table-cell/>
          <table:table-cell table:style-name="Tabela1.A2" office:value-type="string">
            <text:p text:style-name="P5">professor_disciplina</text:p>
          </table:table-cell>
          <table:table-cell table:style-name="Tabela1.A2" office:value-type="string">
            <text:p text:style-name="P5">lecion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5">professor_disciplina</text:p>
          </table:table-cell>
          <table:table-cell table:style-name="Tabela1.A2" office:value-type="string">
            <text:p text:style-name="P6">professor</text:p>
          </table:table-cell>
          <table:table-cell table:style-name="Tabela1.A2" office:value-type="string">
            <text:p text:style-name="P6">leciona</text:p>
          </table:table-cell>
          <table:table-cell table:style-name="Tabela1.D2" table:number-rows-spanned="2" office:value-type="string">
            <text:p text:style-name="P6">Tabela associativa entre professore e disciplina</text:p>
          </table:table-cell>
        </table:table-row>
        <table:table-row>
          <table:covered-table-cell/>
          <table:table-cell table:style-name="Tabela1.A2" office:value-type="string">
            <text:p text:style-name="P6">disciplina</text:p>
          </table:table-cell>
          <table:table-cell table:style-name="Tabela1.A2" office:value-type="string">
            <text:p text:style-name="P6">É lecionada</text:p>
          </table:table-cell>
          <table:covered-table-cell/>
        </table:table-row>
        <table:table-row>
          <table:table-cell table:style-name="Tabela1.A2" table:number-rows-spanned="6" office:value-type="string">
            <text:p text:style-name="P5">disciplina</text:p>
          </table:table-cell>
          <table:table-cell table:style-name="Tabela1.A2" office:value-type="string">
            <text:p text:style-name="P6">professor_disciplina</text:p>
          </table:table-cell>
          <table:table-cell table:style-name="Tabela1.A2" office:value-type="string">
            <text:p text:style-name="P6">É lecionada</text:p>
          </table:table-cell>
          <table:table-cell table:style-name="Tabela1.D2" table:number-rows-spanned="6" office:value-type="string">
            <text:p text:style-name="P6">Tabela para registro das disciplinas</text:p>
          </table:table-cell>
        </table:table-row>
        <table:table-row>
          <table:covered-table-cell/>
          <table:table-cell table:style-name="Tabela1.A2" office:value-type="string">
            <text:p text:style-name="P6">aluno</text:p>
          </table:table-cell>
          <table:table-cell table:style-name="Tabela1.A2" office:value-type="string">
            <text:p text:style-name="P6">Curs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6">turma</text:p>
          </table:table-cell>
          <table:table-cell table:style-name="Tabela1.A2" office:value-type="string">
            <text:p text:style-name="P6">Possui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6">departamento</text:p>
          </table:table-cell>
          <table:table-cell table:style-name="Tabela1.A2" office:value-type="string">
            <text:p text:style-name="P6">Gerencia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6">disciplina</text:p>
          </table:table-cell>
          <table:table-cell table:style-name="Tabela1.A2" office:value-type="string">
            <text:p text:style-name="P6">Depend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P6">disciplina_historico</text:p>
          </table:table-cell>
          <table:table-cell table:style-name="Tabela1.A2" office:value-type="string">
            <text:p text:style-name="P6">É registrada</text:p>
          </table:table-cell>
          <table:covered-table-cell/>
        </table:table-row>
        <table:table-row>
          <table:table-cell table:style-name="Tabela1.A2" table:number-rows-spanned="2" office:value-type="string">
            <text:p text:style-name="P5">disciplina_hitorico</text:p>
          </table:table-cell>
          <table:table-cell table:style-name="Tabela1.A2" office:value-type="string">
            <text:p text:style-name="P6">disciplina</text:p>
          </table:table-cell>
          <table:table-cell table:style-name="Tabela1.A2" office:value-type="string">
            <text:p text:style-name="P6">É registrada</text:p>
          </table:table-cell>
          <table:table-cell table:style-name="Tabela1.D2" table:number-rows-spanned="2" office:value-type="string">
            <text:p text:style-name="P6">Tabela associativa entre disciplina e historico</text:p>
          </table:table-cell>
        </table:table-row>
        <table:table-row>
          <table:covered-table-cell/>
          <table:table-cell table:style-name="Tabela1.A2" office:value-type="string">
            <text:p text:style-name="P6">historico</text:p>
          </table:table-cell>
          <table:table-cell table:style-name="Tabela1.A2" office:value-type="string">
            <text:p text:style-name="P6">Registra</text:p>
          </table:table-cell>
          <table:covered-table-cell/>
        </table:table-row>
        <table:table-row>
          <table:table-cell table:style-name="Tabela1.A2" table:number-rows-spanned="3" office:value-type="string">
            <text:p text:style-name="P5">departamento</text:p>
          </table:table-cell>
          <table:table-cell table:style-name="Tabela1.A2" office:value-type="string">
            <text:p text:style-name="Table_20_Contents">curso</text:p>
          </table:table-cell>
          <table:table-cell table:style-name="Tabela1.A2" office:value-type="string">
            <text:p text:style-name="P6">Controla</text:p>
          </table:table-cell>
          <table:table-cell table:style-name="Tabela1.D2" table:number-rows-spanned="3" office:value-type="string">
            <text:p text:style-name="P6">Tabela para registro de departamentos</text:p>
          </table:table-cell>
        </table:table-row>
        <table:table-row>
          <table:covered-table-cell/>
          <table:table-cell table:style-name="Tabela1.A2" office:value-type="string">
            <text:p text:style-name="Table_20_Contents">professor</text:p>
          </table:table-cell>
          <table:table-cell table:style-name="Tabela1.A2" office:value-type="string">
            <text:p text:style-name="Table_20_Contents">Pertence</text:p>
          </table:table-cell>
          <table:covered-table-cell/>
        </table:table-row>
        <table:table-row>
          <table:covered-table-cell/>
          <table:table-cell table:style-name="Tabela1.A2" office:value-type="string">
            <text:p text:style-name="Table_20_Contents">disciplina</text:p>
          </table:table-cell>
          <table:table-cell table:style-name="Tabela1.A2" office:value-type="string">
            <text:p text:style-name="Table_20_Contents">Gerencia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h text:style-name="Heading_20_3" text:outline-level="3"><text:soft-page-break/>Aluno <text:span text:style-name="T26">3</text:span>FN</text:h>
      <table:table table:name="Tabela13" table:style-name="Tabela13" table:template-name="Mundo escarlate">
        <table:table-column table:style-name="Tabela13.A"/>
        <table:table-column table:style-name="Tabela13.B"/>
        <table:table-column table:style-name="Tabela13.A"/>
        <table:table-column table:style-name="Tabela13.B" table:number-columns-repeated="2"/>
        <table:table-row table:style-name="Tabela13.1">
          <table:table-cell table:style-name="Tabela13.A1" table:number-columns-spanned="5" office:value-type="string">
            <text:p text:style-name="P39">aluno</text:p>
          </table:table-cell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47">Atributo</text:p>
          </table:table-cell>
          <table:table-cell table:style-name="Tabela13.B2" office:value-type="float" office:value="0">
            <text:p text:style-name="P47">Tipo</text:p>
          </table:table-cell>
          <table:table-cell table:style-name="Tabela13.B2" office:value-type="float" office:value="0">
            <text:p text:style-name="P47">Compr.</text:p>
          </table:table-cell>
          <table:table-cell table:style-name="Tabela13.B2" office:value-type="float" office:value="0">
            <text:p text:style-name="P47">Restrição</text:p>
          </table:table-cell>
          <table:table-cell table:style-name="Tabela13.E2" office:value-type="float" office:value="0">
            <text:p text:style-name="P47">Descrição</text:p>
          </table:table-cell>
        </table:table-row>
        <table:table-row>
          <table:table-cell table:style-name="Tabela13.A3" office:value-type="string">
            <text:p text:style-name="P47">ra</text:p>
          </table:table-cell>
          <table:table-cell table:style-name="Tabela13.B3" office:value-type="float" office:value="0">
            <text:p text:style-name="P47">Caractere</text:p>
          </table:table-cell>
          <table:table-cell table:style-name="Tabela13.B3" office:value-type="float" office:value="0">
            <text:p text:style-name="P47">8 bytes</text:p>
          </table:table-cell>
          <table:table-cell table:style-name="Tabela13.B3" office:value-type="float" office:value="0">
            <text:p text:style-name="P47">PK, NOT NULL</text:p>
          </table:table-cell>
          <table:table-cell table:style-name="Tabela13.E3" office:value-type="float" office:value="0">
            <text:p text:style-name="P55">Identificação única do aluno</text:p>
          </table:table-cell>
        </table:table-row>
        <table:table-row>
          <table:table-cell table:style-name="Tabela13.A2" office:value-type="string">
            <text:p text:style-name="P47">cpf</text:p>
          </table:table-cell>
          <table:table-cell table:style-name="Tabela13.B2" office:value-type="float" office:value="0">
            <text:p text:style-name="P47">Caractere</text:p>
          </table:table-cell>
          <table:table-cell table:style-name="Tabela13.B2" office:value-type="float" office:value="0">
            <text:p text:style-name="P47">12 bytes</text:p>
          </table:table-cell>
          <table:table-cell table:style-name="Tabela13.B2" office:value-type="float" office:value="0">
            <text:p text:style-name="P47">NOT NULL</text:p>
          </table:table-cell>
          <table:table-cell table:style-name="Tabela13.E2" office:value-type="float" office:value="0">
            <text:p text:style-name="P55">Cpf do aluno</text:p>
          </table:table-cell>
        </table:table-row>
        <table:table-row>
          <table:table-cell table:style-name="Tabela13.A3" office:value-type="string">
            <text:p text:style-name="P47">nome</text:p>
          </table:table-cell>
          <table:table-cell table:style-name="Tabela13.B3" office:value-type="float" office:value="0">
            <text:p text:style-name="P47">Caractere</text:p>
          </table:table-cell>
          <table:table-cell table:style-name="Tabela13.B3" office:value-type="float" office:value="0">
            <text:p text:style-name="P58"><text:span text:style-name="T10">50</text:span><text:span text:style-name="T9"> bytes</text:span></text:p>
          </table:table-cell>
          <table:table-cell table:style-name="Tabela13.B3" office:value-type="float" office:value="0">
            <text:p text:style-name="P47">NOT NULL</text:p>
          </table:table-cell>
          <table:table-cell table:style-name="Tabela13.E3" office:value-type="float" office:value="0">
            <text:p text:style-name="P55">Nome do aluno</text:p>
          </table:table-cell>
        </table:table-row>
        <table:table-row>
          <table:table-cell table:style-name="Tabela13.A2" office:value-type="string">
            <text:p text:style-name="P61">sobrenome</text:p>
          </table:table-cell>
          <table:table-cell table:style-name="Tabela13.B2" office:value-type="float" office:value="0">
            <text:p text:style-name="P48">Caractere</text:p>
          </table:table-cell>
          <table:table-cell table:style-name="Tabela13.B2" office:value-type="float" office:value="0">
            <text:p text:style-name="P48"><text:span text:style-name="T10">50</text:span> bytes</text:p>
          </table:table-cell>
          <table:table-cell table:style-name="Tabela13.B2" office:value-type="float" office:value="0">
            <text:p text:style-name="P47">NOT NULL</text:p>
          </table:table-cell>
          <table:table-cell table:style-name="Tabela13.E2" office:value-type="float" office:value="0">
            <text:p text:style-name="P55">Sobrenome do aluno</text:p>
          </table:table-cell>
        </table:table-row>
        <table:table-row>
          <table:table-cell table:style-name="Tabela13.A3" office:value-type="string">
            <text:p text:style-name="P47">data_nascimento</text:p>
          </table:table-cell>
          <table:table-cell table:style-name="Tabela13.B3" office:value-type="float" office:value="0">
            <text:p text:style-name="P47">Data</text:p>
          </table:table-cell>
          <table:table-cell table:style-name="Tabela13.B3" office:value-type="float" office:value="0">
            <text:p text:style-name="P61">10 bytes</text:p>
          </table:table-cell>
          <table:table-cell table:style-name="Tabela13.B3" office:value-type="float" office:value="0">
            <text:p text:style-name="P47">NOT NULL</text:p>
          </table:table-cell>
          <table:table-cell table:style-name="Tabela13.E3" office:value-type="float" office:value="0">
            <text:p text:style-name="P55">Data de nascimento do aluno</text:p>
          </table:table-cell>
        </table:table-row>
        <table:table-row>
          <table:table-cell table:style-name="Tabela13.A2" office:value-type="string">
            <text:p text:style-name="P47">sexo</text:p>
          </table:table-cell>
          <table:table-cell table:style-name="Tabela13.B2" office:value-type="float" office:value="0">
            <text:p text:style-name="P47">Caractere</text:p>
          </table:table-cell>
          <table:table-cell table:style-name="Tabela13.B2" office:value-type="float" office:value="0">
            <text:p text:style-name="P61">1 byte</text:p>
          </table:table-cell>
          <table:table-cell table:style-name="Tabela13.B2" office:value-type="float" office:value="0">
            <text:p text:style-name="P47">NOT NULL</text:p>
          </table:table-cell>
          <table:table-cell table:style-name="Tabela13.E2" office:value-type="float" office:value="0">
            <text:p text:style-name="P55">Sexo do aluno</text:p>
          </table:table-cell>
        </table:table-row>
        <table:table-row>
          <table:table-cell table:style-name="Tabela13.A3" office:value-type="string">
            <text:p text:style-name="P47">ativo</text:p>
          </table:table-cell>
          <table:table-cell table:style-name="Tabela13.B3" office:value-type="float" office:value="0">
            <text:p text:style-name="P47">Caractere</text:p>
          </table:table-cell>
          <table:table-cell table:style-name="Tabela13.B3" office:value-type="float" office:value="0">
            <text:p text:style-name="P61">1 byte</text:p>
          </table:table-cell>
          <table:table-cell table:style-name="Tabela13.B3" office:value-type="float" office:value="0">
            <text:p text:style-name="P47">NOT NULL</text:p>
          </table:table-cell>
          <table:table-cell table:style-name="Tabela13.E3" office:value-type="float" office:value="0">
            <text:p text:style-name="P55">Status do aluno </text:p>
          </table:table-cell>
        </table:table-row>
        <table:table-row>
          <table:table-cell table:style-name="Tabela13.A2" office:value-type="string">
            <text:p text:style-name="P63">nome_pai</text:p>
          </table:table-cell>
          <table:table-cell table:style-name="Tabela13.B2">
            <text:p text:style-name="P47"/>
          </table:table-cell>
          <table:table-cell table:style-name="Tabela13.B2">
            <text:p text:style-name="P61"/>
          </table:table-cell>
          <table:table-cell table:style-name="Tabela13.B2">
            <text:p text:style-name="P47"/>
          </table:table-cell>
          <table:table-cell table:style-name="Tabela13.E2">
            <text:p text:style-name="P55"/>
          </table:table-cell>
        </table:table-row>
        <table:table-row>
          <table:table-cell table:style-name="Tabela13.A3" office:value-type="string">
            <text:p text:style-name="P63">nome_mae</text:p>
          </table:table-cell>
          <table:table-cell table:style-name="Tabela13.B3">
            <text:p text:style-name="P47"/>
          </table:table-cell>
          <table:table-cell table:style-name="Tabela13.B3">
            <text:p text:style-name="P61"/>
          </table:table-cell>
          <table:table-cell table:style-name="Tabela13.B3">
            <text:p text:style-name="P47"/>
          </table:table-cell>
          <table:table-cell table:style-name="Tabela13.E3">
            <text:p text:style-name="P55"/>
          </table:table-cell>
        </table:table-row>
        <table:table-row table:style-name="Tabela13.1">
          <table:table-cell table:style-name="Tabela13.A2" office:value-type="string">
            <text:p text:style-name="P47">email</text:p>
          </table:table-cell>
          <table:table-cell table:style-name="Tabela13.B2" office:value-type="float" office:value="0">
            <text:p text:style-name="P47">Caractere</text:p>
          </table:table-cell>
          <table:table-cell table:style-name="Tabela13.B2" office:value-type="float" office:value="0">
            <text:p text:style-name="P15">100 bytes</text:p>
          </table:table-cell>
          <table:table-cell table:style-name="Tabela13.B2" office:value-type="float" office:value="0">
            <text:p text:style-name="P47">NOT NULL</text:p>
          </table:table-cell>
          <table:table-cell table:style-name="Tabela13.E2">
            <text:p text:style-name="P47"/>
          </table:table-cell>
        </table:table-row>
        <table:table-row>
          <table:table-cell table:style-name="Tabela13.A3" office:value-type="string">
            <text:p text:style-name="P47">whatsapp</text:p>
          </table:table-cell>
          <table:table-cell table:style-name="Tabela13.B3" office:value-type="float" office:value="0">
            <text:p text:style-name="P47">Caractere</text:p>
          </table:table-cell>
          <table:table-cell table:style-name="Tabela13.B3" office:value-type="float" office:value="0">
            <text:p text:style-name="P15">12 bytes</text:p>
          </table:table-cell>
          <table:table-cell table:style-name="Tabela13.B3" office:value-type="float" office:value="0">
            <text:p text:style-name="P19">N/D</text:p>
          </table:table-cell>
          <table:table-cell table:style-name="Tabela13.E3">
            <text:p text:style-name="P19"/>
          </table:table-cell>
        </table:table-row>
        <table:table-row table:style-name="Tabela13.1">
          <table:table-cell table:style-name="Tabela13.A2" office:value-type="string">
            <text:p text:style-name="P55">codigo_curso</text:p>
          </table:table-cell>
          <table:table-cell table:style-name="Tabela13.B2" office:value-type="float" office:value="0">
            <text:p text:style-name="P55">Numérico</text:p>
          </table:table-cell>
          <table:table-cell table:style-name="Tabela13.B2" office:value-type="float" office:value="0">
            <text:p text:style-name="P19">10 bytes</text:p>
          </table:table-cell>
          <table:table-cell table:style-name="Tabela13.B2" office:value-type="float" office:value="0">
            <text:p text:style-name="P19">FK, NOT NULL</text:p>
          </table:table-cell>
          <table:table-cell table:style-name="Tabela13.E2" office:value-type="float" office:value="0">
            <text:p text:style-name="P19">Associa aluno e curso</text:p>
          </table:table-cell>
        </table:table-row>
        <table:table-row table:style-name="Tabela13.1">
          <table:table-cell table:style-name="Tabela13.A3" office:value-type="string">
            <text:p text:style-name="P55">codigo_turma</text:p>
          </table:table-cell>
          <table:table-cell table:style-name="Tabela13.B3" office:value-type="float" office:value="0">
            <text:p text:style-name="P55">Numérico</text:p>
          </table:table-cell>
          <table:table-cell table:style-name="Tabela13.B3" office:value-type="float" office:value="0">
            <text:p text:style-name="P19">10 byt<text:span text:style-name="T12">e</text:span>s</text:p>
          </table:table-cell>
          <table:table-cell table:style-name="Tabela13.B3" office:value-type="float" office:value="0">
            <text:p text:style-name="P19">FK, NOT NULL</text:p>
          </table:table-cell>
          <table:table-cell table:style-name="Tabela13.E3" office:value-type="float" office:value="0">
            <text:p text:style-name="P19">Associa aluno e turma</text:p>
          </table:table-cell>
        </table:table-row>
        <table:table-row table:style-name="Tabela13.16">
          <table:table-cell table:style-name="Tabela13.A16" office:value-type="string">
            <text:p text:style-name="P83"/>
          </table:table-cell>
          <table:table-cell table:style-name="Tabela13.B16">
            <text:p text:style-name="P78"/>
          </table:table-cell>
          <table:table-cell table:style-name="Tabela13.B16">
            <text:p text:style-name="P26"/>
          </table:table-cell>
          <table:table-cell table:style-name="Tabela13.B16">
            <text:p text:style-name="P26"/>
          </table:table-cell>
          <table:table-cell table:style-name="Tabela13.E16">
            <text:p text:style-name="P26"/>
          </table:table-cell>
        </table:table-row>
      </table:table>
      <text:p text:style-name="P2"/>
      <text:p text:style-name="P2"/>
      <text:h text:style-name="Heading_20_3" text:outline-level="3">aluno_telefone</text:h>
      <table:table table:name="Tabela14" table:style-name="Tabela14" table:template-name="Mundo escarlate">
        <table:table-column table:style-name="Tabela14.A" table:number-columns-repeated="5"/>
        <table:table-row table:style-name="Tabela14.1">
          <table:table-cell table:style-name="Tabela14.A1" table:number-columns-spanned="5" office:value-type="string">
            <text:p text:style-name="P40">alu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47">Atributo</text:p>
          </table:table-cell>
          <table:table-cell table:style-name="Tabela14.B2" office:value-type="float" office:value="0">
            <text:p text:style-name="P47">Tipo</text:p>
          </table:table-cell>
          <table:table-cell table:style-name="Tabela14.B2" office:value-type="float" office:value="0">
            <text:p text:style-name="P47">Compr.</text:p>
          </table:table-cell>
          <table:table-cell table:style-name="Tabela14.B2" office:value-type="float" office:value="0">
            <text:p text:style-name="P47">Restrição</text:p>
          </table:table-cell>
          <table:table-cell table:style-name="Tabela14.E2" office:value-type="float" office:value="0">
            <text:p text:style-name="P47">Descrição</text:p>
          </table:table-cell>
        </table:table-row>
        <table:table-row>
          <table:table-cell table:style-name="Tabela14.A3" office:value-type="string">
            <text:p text:style-name="P69">codigo</text:p>
          </table:table-cell>
          <table:table-cell table:style-name="Tabela14.B3" office:value-type="float" office:value="0">
            <text:p text:style-name="P50">Caractere</text:p>
          </table:table-cell>
          <table:table-cell table:style-name="Tabela14.B3" office:value-type="float" office:value="0">
            <text:p text:style-name="P18"><text:span text:style-name="T24">10</text:span><text:span text:style-name="T25"> bytes</text:span></text:p>
          </table:table-cell>
          <table:table-cell table:style-name="Tabela14.B3" office:value-type="float" office:value="0">
            <text:p text:style-name="P21">PK,NOT NULL</text:p>
          </table:table-cell>
          <table:table-cell table:style-name="Tabela14.E3">
            <text:p text:style-name="P20"/>
          </table:table-cell>
        </table:table-row>
        <table:table-row>
          <table:table-cell table:style-name="Tabela14.A2" office:value-type="string">
            <text:p text:style-name="P69"><text:span text:style-name="T24">a</text:span><text:span text:style-name="T23">luno_codigo</text:span></text:p>
          </table:table-cell>
          <table:table-cell table:style-name="Tabela14.B2" office:value-type="float" office:value="0">
            <text:p text:style-name="P50">Caractere</text:p>
          </table:table-cell>
          <table:table-cell table:style-name="Tabela14.B2" office:value-type="float" office:value="0">
            <text:p text:style-name="P16"><text:span text:style-name="T22">10</text:span> bytes</text:p>
          </table:table-cell>
          <table:table-cell table:style-name="Tabela14.B2" office:value-type="float" office:value="0">
            <text:p text:style-name="P21">FK, NOT NULL</text:p>
          </table:table-cell>
          <table:table-cell table:style-name="Tabela14.E2">
            <text:p text:style-name="P20"/>
          </table:table-cell>
        </table:table-row>
        <table:table-row table:style-name="Tabela14.1">
          <table:table-cell table:style-name="Tabela14.A3" office:value-type="string">
            <text:p text:style-name="P69">numero</text:p>
          </table:table-cell>
          <table:table-cell table:style-name="Tabela14.B3" office:value-type="float" office:value="0">
            <text:p text:style-name="P50">Caractere</text:p>
          </table:table-cell>
          <table:table-cell table:style-name="Tabela14.B3" office:value-type="float" office:value="0">
            <text:p text:style-name="P16">12 bytes</text:p>
          </table:table-cell>
          <table:table-cell table:style-name="Tabela14.B3" office:value-type="float" office:value="0">
            <text:p text:style-name="P21">NOT NULL</text:p>
          </table:table-cell>
          <table:table-cell table:style-name="Tabela14.E3">
            <text:p text:style-name="P20"/>
          </table:table-cell>
        </table:table-row>
        <table:table-row>
          <table:table-cell table:style-name="Tabela14.A6" office:value-type="string">
            <text:p text:style-name="P85"/>
          </table:table-cell>
          <table:table-cell table:style-name="Tabela14.B6">
            <text:p text:style-name="P76"/>
          </table:table-cell>
          <table:table-cell table:style-name="Tabela14.B6">
            <text:p text:style-name="P25"/>
          </table:table-cell>
          <table:table-cell table:style-name="Tabela14.B6">
            <text:p text:style-name="P28"/>
          </table:table-cell>
          <table:table-cell table:style-name="Tabela14.E6">
            <text:p text:style-name="P27"/>
          </table:table-cell>
        </table:table-row>
      </table:table>
      <text:p text:style-name="P30"/>
      <text:p text:style-name="P33">aluno_endereco</text:p>
      <text:p text:style-name="P30"/>
      <table:table table:name="Tabela3" table:style-name="Tabela3">
        <table:table-column table:style-name="Tabela3.A" table:number-columns-repeated="5"/>
        <table:table-row>
          <table:table-cell table:style-name="Tabela3.A1" table:number-columns-spanned="5" office:value-type="string">
            <text:p text:style-name="P69">aluno_enderec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69">codigo_endereco</text:p>
          </table:table-cell>
          <table:table-cell table:style-name="Tabela3.B2">
            <text:p text:style-name="P50"/>
          </table:table-cell>
          <table:table-cell table:style-name="Tabela3.B2">
            <text:p text:style-name="P62"/>
          </table:table-cell>
          <table:table-cell table:style-name="Tabela3.B2">
            <text:p text:style-name="P50"/>
          </table:table-cell>
          <table:table-cell table:style-name="Tabela3.E2">
            <text:p text:style-name="P50"/>
          </table:table-cell>
        </table:table-row>
        <table:table-row>
          <table:table-cell table:style-name="Tabela3.A2" office:value-type="string">
            <text:p text:style-name="P69">aluno_codigo</text:p>
          </table:table-cell>
          <table:table-cell table:style-name="Tabela3.B2">
            <text:p text:style-name="P50"/>
          </table:table-cell>
          <table:table-cell table:style-name="Tabela3.B2">
            <text:p text:style-name="P62"/>
          </table:table-cell>
          <table:table-cell table:style-name="Tabela3.B2">
            <text:p text:style-name="P50"/>
          </table:table-cell>
          <table:table-cell table:style-name="Tabela3.E2">
            <text:p text:style-name="P50"/>
          </table:table-cell>
        </table:table-row>
        <table:table-row>
          <table:table-cell table:style-name="Tabela3.A2" office:value-type="string">
            <text:p text:style-name="P50">logradouro</text:p>
          </table:table-cell>
          <table:table-cell table:style-name="Tabela3.B2" office:value-type="float" office:value="0">
            <text:p text:style-name="P50">Caractere</text:p>
          </table:table-cell>
          <table:table-cell table:style-name="Tabela3.B2" office:value-type="float" office:value="0">
            <text:p text:style-name="P62">100 bytes</text:p>
          </table:table-cell>
          <table:table-cell table:style-name="Tabela3.B2" office:value-type="float" office:value="0">
            <text:p text:style-name="P50">NOT NULL</text:p>
          </table:table-cell>
          <table:table-cell table:style-name="Tabela3.E2">
            <text:p text:style-name="P50"/>
          </table:table-cell>
        </table:table-row>
        <table:table-row>
          <table:table-cell table:style-name="Tabela3.A5" office:value-type="string">
            <text:p text:style-name="P50">cep</text:p>
          </table:table-cell>
          <table:table-cell table:style-name="Tabela3.B5" office:value-type="float" office:value="0">
            <text:p text:style-name="P50">Caractere</text:p>
          </table:table-cell>
          <table:table-cell table:style-name="Tabela3.B5" office:value-type="float" office:value="0">
            <text:p text:style-name="P62">8 bytes</text:p>
          </table:table-cell>
          <table:table-cell table:style-name="Tabela3.B5" office:value-type="float" office:value="0">
            <text:p text:style-name="P50">NOT NULL</text:p>
          </table:table-cell>
          <table:table-cell table:style-name="Tabela3.E5">
            <text:p text:style-name="P50"/>
          </table:table-cell>
        </table:table-row>
        <table:table-row>
          <table:table-cell table:style-name="Tabela3.A2" office:value-type="string">
            <text:p text:style-name="P50">bairro</text:p>
          </table:table-cell>
          <table:table-cell table:style-name="Tabela3.B2" office:value-type="float" office:value="0">
            <text:p text:style-name="P50">Caractere</text:p>
          </table:table-cell>
          <table:table-cell table:style-name="Tabela3.B2" office:value-type="float" office:value="0">
            <text:p text:style-name="P62">50 bytes</text:p>
          </table:table-cell>
          <table:table-cell table:style-name="Tabela3.B2" office:value-type="float" office:value="0">
            <text:p text:style-name="P50">NOT NULL</text:p>
          </table:table-cell>
          <table:table-cell table:style-name="Tabela3.E2">
            <text:p text:style-name="P50"/>
          </table:table-cell>
        </table:table-row>
        <table:table-row>
          <table:table-cell table:style-name="Tabela3.A5" office:value-type="string">
            <text:p text:style-name="P50">numero</text:p>
          </table:table-cell>
          <table:table-cell table:style-name="Tabela3.B5" office:value-type="float" office:value="0">
            <text:p text:style-name="P56">Numérico</text:p>
          </table:table-cell>
          <table:table-cell table:style-name="Tabela3.B5" office:value-type="float" office:value="0">
            <text:p text:style-name="P62">10 bytes</text:p>
          </table:table-cell>
          <table:table-cell table:style-name="Tabela3.B5" office:value-type="float" office:value="0">
            <text:p text:style-name="P50">NOT NULL</text:p>
          </table:table-cell>
          <table:table-cell table:style-name="Tabela3.E5">
            <text:p text:style-name="P50"/>
          </table:table-cell>
        </table:table-row>
        <table:table-row>
          <table:table-cell table:style-name="Tabela3.A2" office:value-type="string">
            <text:p text:style-name="P50">estado</text:p>
          </table:table-cell>
          <table:table-cell table:style-name="Tabela3.B2" office:value-type="float" office:value="0">
            <text:p text:style-name="P50">Caractere</text:p>
          </table:table-cell>
          <table:table-cell table:style-name="Tabela3.B2" office:value-type="float" office:value="0">
            <text:p text:style-name="P62">2 bytes</text:p>
          </table:table-cell>
          <table:table-cell table:style-name="Tabela3.B2" office:value-type="float" office:value="0">
            <text:p text:style-name="P50">NOT NULL</text:p>
          </table:table-cell>
          <table:table-cell table:style-name="Tabela3.E2">
            <text:p text:style-name="P50"/>
          </table:table-cell>
        </table:table-row>
      </table:table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/>
      <text:p text:style-name="Standard"/>
      <text:h text:style-name="Heading_20_3" text:outline-level="3">historico <text:span text:style-name="T27">3FN</text:span></text:h>
      <table:table table:name="Tabela2" table:style-name="Tabela2" table:template-name="Mundo escarlate">
        <table:table-column table:style-name="Tabela2.A" table:number-columns-repeated="5"/>
        <table:table-row table:style-name="Tabela2.1">
          <table:table-cell table:style-name="Tabela2.A1" table:number-columns-spanned="5" office:value-type="string">
            <text:p text:style-name="P41">historic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6">Atributo</text:p>
          </table:table-cell>
          <table:table-cell table:style-name="Tabela2.B2" office:value-type="float" office:value="0">
            <text:p text:style-name="P46">Tipo</text:p>
          </table:table-cell>
          <table:table-cell table:style-name="Tabela2.B2" office:value-type="float" office:value="0">
            <text:p text:style-name="P46">Compr.</text:p>
          </table:table-cell>
          <table:table-cell table:style-name="Tabela2.B2" office:value-type="float" office:value="0">
            <text:p text:style-name="P46">Restrição</text:p>
          </table:table-cell>
          <table:table-cell table:style-name="Tabela2.E2" office:value-type="float" office:value="0">
            <text:p text:style-name="P46">Descrição</text:p>
          </table:table-cell>
        </table:table-row>
        <table:table-row>
          <table:table-cell table:style-name="Tabela2.A3" office:value-type="string">
            <text:p text:style-name="P64">codigo</text:p>
          </table:table-cell>
          <table:table-cell table:style-name="Tabela2.B3" office:value-type="float" office:value="0">
            <text:p text:style-name="P64">Numérico</text:p>
          </table:table-cell>
          <table:table-cell table:style-name="Tabela2.B3" office:value-type="float" office:value="0">
            <text:p text:style-name="P64">8 bytes</text:p>
          </table:table-cell>
          <table:table-cell table:style-name="Tabela2.B3" office:value-type="float" office:value="0">
            <text:p text:style-name="P64">PK, NOT NULL</text:p>
          </table:table-cell>
          <table:table-cell table:style-name="Tabela2.E3" office:value-type="float" office:value="0">
            <text:p text:style-name="P64">Identifica o histórico</text:p>
          </table:table-cell>
        </table:table-row>
        <table:table-row>
          <table:table-cell table:style-name="Tabela2.A2" office:value-type="string">
            <text:p text:style-name="P64">ra_aluno</text:p>
          </table:table-cell>
          <table:table-cell table:style-name="Tabela2.B2" office:value-type="float" office:value="0">
            <text:p text:style-name="P46">Caractere</text:p>
          </table:table-cell>
          <table:table-cell table:style-name="Tabela2.B2" office:value-type="float" office:value="0">
            <text:p text:style-name="P46">8 bytes</text:p>
          </table:table-cell>
          <table:table-cell table:style-name="Tabela2.B2" office:value-type="float" office:value="0">
            <text:p text:style-name="P59"><text:span text:style-name="T12">PK, FK</text:span><text:span text:style-name="T9">, NOT NULL</text:span></text:p>
          </table:table-cell>
          <table:table-cell table:style-name="Tabela2.E2" office:value-type="float" office:value="0">
            <text:p text:style-name="P64">Associa e identifica um aluno</text:p>
          </table:table-cell>
        </table:table-row>
        <table:table-row table:style-name="Tabela2.1">
          <table:table-cell table:style-name="Tabela2.A3" office:value-type="string">
            <text:p text:style-name="P63">data_inicio</text:p>
            <text:p text:style-name="P64"/>
          </table:table-cell>
          <table:table-cell table:style-name="Tabela2.B3" office:value-type="float" office:value="0">
            <text:p text:style-name="P63">Data</text:p>
          </table:table-cell>
          <table:table-cell table:style-name="Tabela2.B3" office:value-type="float" office:value="0">
            <text:p text:style-name="P64">1<text:span text:style-name="T17">2</text:span> byte<text:span text:style-name="T18">s</text:span></text:p>
          </table:table-cell>
          <table:table-cell table:style-name="Tabela2.B3" office:value-type="float" office:value="0">
            <text:p text:style-name="P64">NOT NULL</text:p>
          </table:table-cell>
          <table:table-cell table:style-name="Tabela2.E3" office:value-type="float" office:value="0">
            <text:p text:style-name="P64">Periodo em meses</text:p>
            <text:p text:style-name="P64"/>
          </table:table-cell>
        </table:table-row>
        <table:table-row table:style-name="Tabela2.1">
          <table:table-cell table:style-name="Tabela2.A2" office:value-type="string">
            <text:p text:style-name="P67">data_fim</text:p>
          </table:table-cell>
          <table:table-cell table:style-name="Tabela2.B2" office:value-type="float" office:value="0">
            <text:p text:style-name="P67">Data</text:p>
          </table:table-cell>
          <table:table-cell table:style-name="Tabela2.B2" office:value-type="float" office:value="0">
            <text:p text:style-name="P67">12 bytes</text:p>
          </table:table-cell>
          <table:table-cell table:style-name="Tabela2.B2">
            <text:p text:style-name="P64"/>
          </table:table-cell>
          <table:table-cell table:style-name="Tabela2.E2">
            <text:p text:style-name="P64"/>
          </table:table-cell>
        </table:table-row>
        <table:table-row>
          <table:table-cell table:style-name="Tabela2.A7" office:value-type="string">
            <text:p text:style-name="P89"/>
          </table:table-cell>
          <table:table-cell table:style-name="Tabela2.B7">
            <text:p text:style-name="P89"/>
          </table:table-cell>
          <table:table-cell table:style-name="Tabela2.B7">
            <text:p text:style-name="P89"/>
          </table:table-cell>
          <table:table-cell table:style-name="Tabela2.B7">
            <text:p text:style-name="P90"/>
          </table:table-cell>
          <table:table-cell table:style-name="Tabela2.E7">
            <text:p text:style-name="P90"/>
          </table:table-cell>
        </table:table-row>
      </table:table>
      <text:p text:style-name="P31"/>
      <text:h text:style-name="Heading_20_3" text:outline-level="3">disciplina_historico <text:span text:style-name="T4">3FN</text:span></text:h>
      <table:table table:name="Tabela6" table:style-name="Tabela6" table:template-name="Mundo escarlate">
        <table:table-column table:style-name="Tabela6.A" table:number-columns-repeated="5"/>
        <table:table-row table:style-name="Tabela6.1">
          <table:table-cell table:style-name="Tabela6.A1" table:number-columns-spanned="5" office:value-type="string">
            <text:p text:style-name="P38">disciplina_historic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46">Atributo</text:p>
          </table:table-cell>
          <table:table-cell table:style-name="Tabela6.B2" office:value-type="float" office:value="0">
            <text:p text:style-name="P46">Tipo</text:p>
          </table:table-cell>
          <table:table-cell table:style-name="Tabela6.B2" office:value-type="float" office:value="0">
            <text:p text:style-name="P46">Compr.</text:p>
          </table:table-cell>
          <table:table-cell table:style-name="Tabela6.B2" office:value-type="float" office:value="0">
            <text:p text:style-name="P46">Restrição</text:p>
          </table:table-cell>
          <table:table-cell table:style-name="Tabela6.E2" office:value-type="float" office:value="0">
            <text:p text:style-name="P46">Descrição</text:p>
          </table:table-cell>
        </table:table-row>
        <table:table-row>
          <table:table-cell table:style-name="Tabela6.A3" office:value-type="string">
            <text:p text:style-name="P64">disciplina_codigo</text:p>
          </table:table-cell>
          <table:table-cell table:style-name="Tabela6.B3" office:value-type="float" office:value="0">
            <text:p text:style-name="P64">Numérico</text:p>
          </table:table-cell>
          <table:table-cell table:style-name="Tabela6.B3" office:value-type="float" office:value="0">
            <text:p text:style-name="P64">8 bytes</text:p>
          </table:table-cell>
          <table:table-cell table:style-name="Tabela6.B3" office:value-type="float" office:value="0">
            <text:p text:style-name="P64">PK, NOT NULL</text:p>
          </table:table-cell>
          <table:table-cell table:style-name="Tabela6.E3" office:value-type="float" office:value="0">
            <text:p text:style-name="P64">Identifica o histórico</text:p>
          </table:table-cell>
        </table:table-row>
        <table:table-row table:style-name="Tabela6.1">
          <table:table-cell table:style-name="Tabela6.A2" office:value-type="string">
            <text:p text:style-name="P64">hitorico_codigo</text:p>
          </table:table-cell>
          <table:table-cell table:style-name="Tabela6.B2" office:value-type="float" office:value="0">
            <text:p text:style-name="P46">Caractere</text:p>
          </table:table-cell>
          <table:table-cell table:style-name="Tabela6.B2" office:value-type="float" office:value="0">
            <text:p text:style-name="P46">8 bytes</text:p>
          </table:table-cell>
          <table:table-cell table:style-name="Tabela6.B2" office:value-type="float" office:value="0">
            <text:p text:style-name="P59"><text:span text:style-name="T12">PK, FK</text:span><text:span text:style-name="T9">, NOT NULL</text:span></text:p>
          </table:table-cell>
          <table:table-cell table:style-name="Tabela6.E2" office:value-type="float" office:value="0">
            <text:p text:style-name="P64">Associa e identifica um aluno</text:p>
          </table:table-cell>
        </table:table-row>
        <table:table-row>
          <table:table-cell table:style-name="Tabela6.A3" office:value-type="string">
            <text:p text:style-name="P64">nota</text:p>
          </table:table-cell>
          <table:table-cell table:style-name="Tabela6.B3" office:value-type="float" office:value="0">
            <text:p text:style-name="P64">Numérico</text:p>
          </table:table-cell>
          <table:table-cell table:style-name="Tabela6.B3" office:value-type="float" office:value="0">
            <text:p text:style-name="P64">1 byte</text:p>
          </table:table-cell>
          <table:table-cell table:style-name="Tabela6.B3" office:value-type="float" office:value="0">
            <text:p text:style-name="P64">NOT NULL</text:p>
          </table:table-cell>
          <table:table-cell table:style-name="Tabela6.E3" office:value-type="float" office:value="0">
            <text:p text:style-name="P64">Periodo em meses</text:p>
          </table:table-cell>
        </table:table-row>
        <table:table-row table:style-name="Tabela6.1">
          <table:table-cell table:style-name="Tabela6.A2" office:value-type="string">
            <text:p text:style-name="P67">frequencia</text:p>
          </table:table-cell>
          <table:table-cell table:style-name="Tabela6.B2" office:value-type="float" office:value="0">
            <text:p text:style-name="P67">Numérico</text:p>
          </table:table-cell>
          <table:table-cell table:style-name="Tabela6.B2" office:value-type="float" office:value="0">
            <text:p text:style-name="P67">1 Byte</text:p>
          </table:table-cell>
          <table:table-cell table:style-name="Tabela6.B2">
            <text:p text:style-name="P64"/>
          </table:table-cell>
          <table:table-cell table:style-name="Tabela6.E2">
            <text:p text:style-name="P64"/>
          </table:table-cell>
        </table:table-row>
        <table:table-row table:style-name="Tabela6.1">
          <table:table-cell table:style-name="Tabela6.A7" office:value-type="string">
            <text:p text:style-name="P79"/>
          </table:table-cell>
          <table:table-cell table:style-name="Tabela6.B7">
            <text:p text:style-name="P79"/>
          </table:table-cell>
          <table:table-cell table:style-name="Tabela6.B7">
            <text:p text:style-name="P79"/>
          </table:table-cell>
          <table:table-cell table:style-name="Tabela6.B7">
            <text:p text:style-name="P80"/>
          </table:table-cell>
          <table:table-cell table:style-name="Tabela6.E7">
            <text:p text:style-name="P80"/>
          </table:table-cell>
        </table:table-row>
      </table:table>
      <text:p text:style-name="Standard"/>
      <text:h text:style-name="Heading_20_3" text:outline-level="3">Curso <text:span text:style-name="T26">3</text:span>FN</text:h>
      <table:table table:name="Tabela4" table:style-name="Tabela4" table:template-name="Mundo escarlate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38">curso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6">Atributo</text:p>
          </table:table-cell>
          <table:table-cell table:style-name="Tabela4.B2" office:value-type="float" office:value="0">
            <text:p text:style-name="P46">Tipo</text:p>
          </table:table-cell>
          <table:table-cell table:style-name="Tabela4.B2" office:value-type="float" office:value="0">
            <text:p text:style-name="P46">Compr.</text:p>
          </table:table-cell>
          <table:table-cell table:style-name="Tabela4.B2" office:value-type="float" office:value="0">
            <text:p text:style-name="P46">Restrição</text:p>
          </table:table-cell>
          <table:table-cell table:style-name="Tabela4.E2" office:value-type="float" office:value="0">
            <text:p text:style-name="P46">Descrição</text:p>
          </table:table-cell>
        </table:table-row>
        <table:table-row>
          <table:table-cell table:style-name="Tabela4.A3" office:value-type="string">
            <text:p text:style-name="P54">codigo</text:p>
          </table:table-cell>
          <table:table-cell table:style-name="Tabela4.B3" office:value-type="float" office:value="0">
            <text:p text:style-name="P54">Numérico</text:p>
          </table:table-cell>
          <table:table-cell table:style-name="Tabela4.B3" office:value-type="float" office:value="0">
            <text:p text:style-name="P54">10 bytes</text:p>
          </table:table-cell>
          <table:table-cell table:style-name="Tabela4.B3" office:value-type="float" office:value="0">
            <text:p text:style-name="P54">PK, NOT NULL</text:p>
          </table:table-cell>
          <table:table-cell table:style-name="Tabela4.E3" office:value-type="float" office:value="0">
            <text:p text:style-name="P54">Código único de curso</text:p>
          </table:table-cell>
        </table:table-row>
        <table:table-row table:style-name="Tabela4.4">
          <table:table-cell table:style-name="Tabela4.A2" office:value-type="string">
            <text:p text:style-name="P54">nome</text:p>
          </table:table-cell>
          <table:table-cell table:style-name="Tabela4.B2" office:value-type="float" office:value="0">
            <text:p text:style-name="P54">Caractere</text:p>
          </table:table-cell>
          <table:table-cell table:style-name="Tabela4.B2" office:value-type="float" office:value="0">
            <text:p text:style-name="P54">50 bytes</text:p>
          </table:table-cell>
          <table:table-cell table:style-name="Tabela4.B2" office:value-type="float" office:value="0">
            <text:p text:style-name="P54">NOT NULL</text:p>
          </table:table-cell>
          <table:table-cell table:style-name="Tabela4.E2" office:value-type="float" office:value="0">
            <text:p text:style-name="P54">Nome do curso</text:p>
          </table:table-cell>
        </table:table-row>
        <table:table-row table:style-name="Tabela4.5">
          <table:table-cell table:style-name="Tabela4.A3" office:value-type="string">
            <text:p text:style-name="P54">descricao</text:p>
          </table:table-cell>
          <table:table-cell table:style-name="Tabela4.B3" office:value-type="float" office:value="0">
            <text:p text:style-name="P54">Caractere</text:p>
          </table:table-cell>
          <table:table-cell table:style-name="Tabela4.B3" office:value-type="float" office:value="0">
            <text:p text:style-name="P54">255 bytes</text:p>
          </table:table-cell>
          <table:table-cell table:style-name="Tabela4.B3" office:value-type="float" office:value="0">
            <text:p text:style-name="P54">N/D</text:p>
          </table:table-cell>
          <table:table-cell table:style-name="Tabela4.E3" office:value-type="float" office:value="0">
            <text:p text:style-name="P54">Descrição a respeito do curso</text:p>
          </table:table-cell>
        </table:table-row>
        <table:table-row table:style-name="Tabela4.5">
          <table:table-cell table:style-name="Tabela4.A2" office:value-type="string">
            <text:p text:style-name="P54">departamento_<text:span text:style-name="T19">codigo</text:span></text:p>
          </table:table-cell>
          <table:table-cell table:style-name="Tabela4.B2" office:value-type="float" office:value="0">
            <text:p text:style-name="P54">Numérico</text:p>
          </table:table-cell>
          <table:table-cell table:style-name="Tabela4.B2" office:value-type="float" office:value="0">
            <text:p text:style-name="P54">10 bytes</text:p>
          </table:table-cell>
          <table:table-cell table:style-name="Tabela4.B2" office:value-type="float" office:value="0">
            <text:p text:style-name="P54">FK, NOT NULL</text:p>
          </table:table-cell>
          <table:table-cell table:style-name="Tabela4.E2" office:value-type="float" office:value="0">
            <text:p text:style-name="P54">Associação com o departamento <text:soft-page-break/>responsável pelo curso</text:p>
          </table:table-cell>
        </table:table-row>
        <table:table-row table:style-name="Tabela4.7">
          <table:table-cell table:style-name="Tabela4.A7" office:value-type="string">
            <text:p text:style-name="P87"/>
          </table:table-cell>
          <table:table-cell table:style-name="Tabela4.B7">
            <text:p text:style-name="P87"/>
          </table:table-cell>
          <table:table-cell table:style-name="Tabela4.B7">
            <text:p text:style-name="P87"/>
          </table:table-cell>
          <table:table-cell table:style-name="Tabela4.B7">
            <text:p text:style-name="P87"/>
          </table:table-cell>
          <table:table-cell table:style-name="Tabela4.E7">
            <text:p text:style-name="P87"/>
          </table:table-cell>
        </table:table-row>
      </table:table>
      <text:p text:style-name="Standard"/>
      <text:h text:style-name="P9" text:outline-level="3"/>
      <text:h text:style-name="P10" text:outline-level="3">aluno_disciplina <text:span text:style-name="T27">3</text:span>FN</text:h>
      <table:table table:name="Tabela12" table:style-name="Tabela12" table:template-name="Mundo escarlate">
        <table:table-column table:style-name="Tabela12.A"/>
        <table:table-column table:style-name="Tabela12.B"/>
        <table:table-column table:style-name="Tabela12.A"/>
        <table:table-column table:style-name="Tabela12.B"/>
        <table:table-column table:style-name="Tabela12.E"/>
        <table:table-row table:style-name="Tabela12.1">
          <table:table-cell table:style-name="Tabela12.A1" table:number-columns-spanned="5" office:value-type="string">
            <text:p text:style-name="P43">aluno_disciplina</text:p>
          </table:table-cell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49">Atributo</text:p>
          </table:table-cell>
          <table:table-cell table:style-name="Tabela12.B2" office:value-type="float" office:value="0">
            <text:p text:style-name="P49">Tipo</text:p>
          </table:table-cell>
          <table:table-cell table:style-name="Tabela12.B2" office:value-type="float" office:value="0">
            <text:p text:style-name="P49">Compr.</text:p>
          </table:table-cell>
          <table:table-cell table:style-name="Tabela12.B2" office:value-type="float" office:value="0">
            <text:p text:style-name="P49">Restrição</text:p>
          </table:table-cell>
          <table:table-cell table:style-name="Tabela12.E2" office:value-type="float" office:value="0">
            <text:p text:style-name="P49">Descrição</text:p>
          </table:table-cell>
        </table:table-row>
        <table:table-row>
          <table:table-cell table:style-name="Tabela12.A3" office:value-type="string">
            <text:p text:style-name="P60"><text:span text:style-name="T15">aluno</text:span><text:span text:style-name="T12">_</text:span><text:span text:style-name="T20">codigo</text:span></text:p>
          </table:table-cell>
          <table:table-cell table:style-name="Tabela12.B3" office:value-type="float" office:value="0">
            <text:p text:style-name="P68">Caractere</text:p>
          </table:table-cell>
          <table:table-cell table:style-name="Tabela12.B3" office:value-type="float" office:value="0">
            <text:p text:style-name="P65">8 bytes</text:p>
          </table:table-cell>
          <table:table-cell table:style-name="Tabela12.B3" office:value-type="float" office:value="0">
            <text:p text:style-name="P65">PK, <text:span text:style-name="T15">FK, </text:span>NOT NULL</text:p>
          </table:table-cell>
          <table:table-cell table:style-name="Tabela12.E3" office:value-type="float" office:value="0">
            <text:p text:style-name="P68">Associação junto a tabela aluno</text:p>
          </table:table-cell>
        </table:table-row>
        <table:table-row table:style-name="Tabela12.1">
          <table:table-cell table:style-name="Tabela12.A2" office:value-type="string">
            <text:p text:style-name="P60"><text:span text:style-name="T15">disciplina</text:span><text:span text:style-name="T12">_codigo</text:span></text:p>
          </table:table-cell>
          <table:table-cell table:style-name="Tabela12.B2" office:value-type="float" office:value="0">
            <text:p text:style-name="P65">Numérico</text:p>
          </table:table-cell>
          <table:table-cell table:style-name="Tabela12.B2" office:value-type="float" office:value="0">
            <text:p text:style-name="P49">8 bytes</text:p>
          </table:table-cell>
          <table:table-cell table:style-name="Tabela12.B2" office:value-type="float" office:value="0">
            <text:p text:style-name="P60"><text:span text:style-name="T12">PK, FK</text:span><text:span text:style-name="T9">, NOT NULL</text:span></text:p>
          </table:table-cell>
          <table:table-cell table:style-name="Tabela12.E2" office:value-type="float" office:value="0">
            <text:p text:style-name="P60"><text:span text:style-name="T12">Associa</text:span><text:span text:style-name="T15">ção junto a tabela disciplina</text:span></text:p>
          </table:table-cell>
        </table:table-row>
        <table:table-row>
          <table:table-cell table:style-name="Tabela12.A5" office:value-type="string">
            <text:p text:style-name="P72"/>
          </table:table-cell>
          <table:table-cell table:style-name="Tabela12.B5">
            <text:p text:style-name="P81"/>
          </table:table-cell>
          <table:table-cell table:style-name="Tabela12.B5">
            <text:p text:style-name="P74"/>
          </table:table-cell>
          <table:table-cell table:style-name="Tabela12.B5">
            <text:p text:style-name="P72"/>
          </table:table-cell>
          <table:table-cell table:style-name="Tabela12.E5">
            <text:p text:style-name="P72"/>
          </table:table-cell>
        </table:table-row>
      </table:table>
      <text:h text:style-name="Heading_20_3" text:outline-level="3">disciplina <text:span text:style-name="T4">3</text:span>FN</text:h>
      <table:table table:name="Tabela7" table:style-name="Tabela7" table:template-name="Mundo escarlate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columns-spanned="5" office:value-type="string">
            <text:p text:style-name="P42">disciplina</text:p>
            <text:p text:style-name="P4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6">Atributo</text:p>
          </table:table-cell>
          <table:table-cell table:style-name="Tabela7.B2" office:value-type="float" office:value="0">
            <text:p text:style-name="P46">Tipo</text:p>
          </table:table-cell>
          <table:table-cell table:style-name="Tabela7.B2" office:value-type="float" office:value="0">
            <text:p text:style-name="P46">Compr.</text:p>
          </table:table-cell>
          <table:table-cell table:style-name="Tabela7.B2" office:value-type="float" office:value="0">
            <text:p text:style-name="P46">Restrição</text:p>
          </table:table-cell>
          <table:table-cell table:style-name="Tabela7.E2" office:value-type="float" office:value="0">
            <text:p text:style-name="P46">Descrição</text:p>
          </table:table-cell>
        </table:table-row>
        <table:table-row>
          <table:table-cell table:style-name="Tabela7.A3" office:value-type="string">
            <text:p text:style-name="P66">codigo</text:p>
          </table:table-cell>
          <table:table-cell table:style-name="Tabela7.B3" office:value-type="float" office:value="0">
            <text:p text:style-name="P66">Numérico</text:p>
          </table:table-cell>
          <table:table-cell table:style-name="Tabela7.B3" office:value-type="float" office:value="0">
            <text:p text:style-name="P66">10 bytes</text:p>
          </table:table-cell>
          <table:table-cell table:style-name="Tabela7.B3" office:value-type="float" office:value="0">
            <text:p text:style-name="P66">PK, NOT NULL</text:p>
          </table:table-cell>
          <table:table-cell table:style-name="Tabela7.E3" office:value-type="float" office:value="0">
            <text:p text:style-name="P66">Identificador de disciplina</text:p>
          </table:table-cell>
        </table:table-row>
        <table:table-row>
          <table:table-cell table:style-name="Tabela7.A2" office:value-type="string">
            <text:p text:style-name="P66">nome</text:p>
          </table:table-cell>
          <table:table-cell table:style-name="Tabela7.B2" office:value-type="float" office:value="0">
            <text:p text:style-name="P66">Caractere</text:p>
          </table:table-cell>
          <table:table-cell table:style-name="Tabela7.B2" office:value-type="float" office:value="0">
            <text:p text:style-name="P66">50 bytes</text:p>
          </table:table-cell>
          <table:table-cell table:style-name="Tabela7.B2" office:value-type="float" office:value="0">
            <text:p text:style-name="P66">NOT NULL</text:p>
          </table:table-cell>
          <table:table-cell table:style-name="Tabela7.E2" office:value-type="float" office:value="0">
            <text:p text:style-name="P66">Nome da disciplina</text:p>
          </table:table-cell>
        </table:table-row>
        <table:table-row>
          <table:table-cell table:style-name="Tabela7.A3" office:value-type="string">
            <text:p text:style-name="P67">descricao</text:p>
          </table:table-cell>
          <table:table-cell table:style-name="Tabela7.B3" office:value-type="float" office:value="0">
            <text:p text:style-name="P67">Caractere</text:p>
          </table:table-cell>
          <table:table-cell table:style-name="Tabela7.B3" office:value-type="float" office:value="0">
            <text:p text:style-name="P67">255 Bytes</text:p>
          </table:table-cell>
          <table:table-cell table:style-name="Tabela7.B3">
            <text:p text:style-name="P66"/>
          </table:table-cell>
          <table:table-cell table:style-name="Tabela7.E3">
            <text:p text:style-name="P66"/>
          </table:table-cell>
        </table:table-row>
        <table:table-row>
          <table:table-cell table:style-name="Tabela7.A2" office:value-type="string">
            <text:p text:style-name="P67">carga_horaria</text:p>
          </table:table-cell>
          <table:table-cell table:style-name="Tabela7.B2" office:value-type="float" office:value="0">
            <text:p text:style-name="P67">Numérico</text:p>
          </table:table-cell>
          <table:table-cell table:style-name="Tabela7.B2">
            <text:p text:style-name="P66"/>
          </table:table-cell>
          <table:table-cell table:style-name="Tabela7.B2">
            <text:p text:style-name="P66"/>
          </table:table-cell>
          <table:table-cell table:style-name="Tabela7.E2">
            <text:p text:style-name="P66"/>
          </table:table-cell>
        </table:table-row>
        <table:table-row table:style-name="Tabela7.1">
          <table:table-cell table:style-name="Tabela7.A3" office:value-type="string">
            <text:p text:style-name="P66">obrigatoria</text:p>
          </table:table-cell>
          <table:table-cell table:style-name="Tabela7.B3" office:value-type="float" office:value="0">
            <text:p text:style-name="P66">Caractere</text:p>
          </table:table-cell>
          <table:table-cell table:style-name="Tabela7.B3" office:value-type="float" office:value="0">
            <text:p text:style-name="P66">1 byte</text:p>
          </table:table-cell>
          <table:table-cell table:style-name="Tabela7.B3" office:value-type="float" office:value="0">
            <text:p text:style-name="P66">NOT NULL</text:p>
          </table:table-cell>
          <table:table-cell table:style-name="Tabela7.E3" office:value-type="float" office:value="0">
            <text:p text:style-name="P66">Obrigatoriedade da disciplina</text:p>
          </table:table-cell>
        </table:table-row>
        <table:table-row table:style-name="Tabela7.1">
          <table:table-cell table:style-name="Tabela7.A2" office:value-type="string">
            <text:p text:style-name="P66">codigo_disc_dep</text:p>
          </table:table-cell>
          <table:table-cell table:style-name="Tabela7.B2" office:value-type="float" office:value="0">
            <text:p text:style-name="P66">Numérico</text:p>
          </table:table-cell>
          <table:table-cell table:style-name="Tabela7.B2" office:value-type="float" office:value="0">
            <text:p text:style-name="P66">10 bytes</text:p>
          </table:table-cell>
          <table:table-cell table:style-name="Tabela7.B2" office:value-type="float" office:value="0">
            <text:p text:style-name="P66">FK</text:p>
          </table:table-cell>
          <table:table-cell table:style-name="Tabela7.E2" office:value-type="float" office:value="0">
            <text:p text:style-name="P66">Associa uma disciplina a outra disciplina dependente</text:p>
          </table:table-cell>
        </table:table-row>
        <table:table-row table:style-name="Tabela7.1">
          <table:table-cell table:style-name="Tabela7.A3" office:value-type="string">
            <text:p text:style-name="P66">codigo_departamento</text:p>
          </table:table-cell>
          <table:table-cell table:style-name="Tabela7.B3" office:value-type="float" office:value="0">
            <text:p text:style-name="P66">Numérico</text:p>
          </table:table-cell>
          <table:table-cell table:style-name="Tabela7.B3" office:value-type="float" office:value="0">
            <text:p text:style-name="P66">10 bytes</text:p>
          </table:table-cell>
          <table:table-cell table:style-name="Tabela7.B3" office:value-type="float" office:value="0">
            <text:p text:style-name="P66">FK, NOT NULL</text:p>
          </table:table-cell>
          <table:table-cell table:style-name="Tabela7.E3" office:value-type="float" office:value="0">
            <text:p text:style-name="P66">Associa disciplina a um departamento</text:p>
          </table:table-cell>
        </table:table-row>
        <table:table-row>
          <table:table-cell table:style-name="Tabela7.A10" office:value-type="string">
            <text:p text:style-name="P82"/>
          </table:table-cell>
          <table:table-cell table:style-name="Tabela7.B10">
            <text:p text:style-name="P82"/>
          </table:table-cell>
          <table:table-cell table:style-name="Tabela7.B10">
            <text:p text:style-name="P82"/>
          </table:table-cell>
          <table:table-cell table:style-name="Tabela7.B10">
            <text:p text:style-name="P82"/>
          </table:table-cell>
          <table:table-cell table:style-name="Tabela7.E10">
            <text:p text:style-name="P82"/>
          </table:table-cell>
        </table:table-row>
      </table:table>
      <text:p text:style-name="P3"/>
      <text:h text:style-name="Heading_20_3" text:outline-level="3">Curso disciplina <text:span text:style-name="T17">1FN</text:span></text:h>
      <table:table table:name="Tabela5" table:style-name="Tabela5" table:template-name="Mundo escarlate">
        <table:table-column table:style-name="Tabela5.A" table:number-columns-repeated="5"/>
        <table:table-row>
          <table:table-cell table:style-name="Tabela5.A1" table:number-columns-spanned="5" office:value-type="string">
            <text:p text:style-name="P36">curso_disciplin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6">Atributo</text:p>
          </table:table-cell>
          <table:table-cell table:style-name="Tabela5.B2" office:value-type="float" office:value="0">
            <text:p text:style-name="P46">Tipo</text:p>
          </table:table-cell>
          <table:table-cell table:style-name="Tabela5.B2" office:value-type="float" office:value="0">
            <text:p text:style-name="P46">Compr.</text:p>
          </table:table-cell>
          <table:table-cell table:style-name="Tabela5.B2" office:value-type="float" office:value="0">
            <text:p text:style-name="P46">Restrição</text:p>
          </table:table-cell>
          <table:table-cell table:style-name="Tabela5.E2" office:value-type="float" office:value="0">
            <text:p text:style-name="P46">Descrição</text:p>
          </table:table-cell>
        </table:table-row>
        <table:table-row>
          <table:table-cell table:style-name="Tabela5.A3" office:value-type="string">
            <text:p text:style-name="P51">codigo_curso</text:p>
          </table:table-cell>
          <table:table-cell table:style-name="Tabela5.B3" office:value-type="float" office:value="0">
            <text:p text:style-name="P51">Numérico</text:p>
          </table:table-cell>
          <table:table-cell table:style-name="Tabela5.B3" office:value-type="float" office:value="0">
            <text:p text:style-name="P51">10 Bytes</text:p>
          </table:table-cell>
          <table:table-cell table:style-name="Tabela5.B3" office:value-type="float" office:value="0">
            <text:p text:style-name="P51">PK, FK, NOT NULL</text:p>
          </table:table-cell>
          <table:table-cell table:style-name="Tabela5.E3" office:value-type="float" office:value="0">
            <text:p text:style-name="P51">Associação com a tabela curso</text:p>
          </table:table-cell>
        </table:table-row>
        <table:table-row table:style-name="Tabela5.4">
          <table:table-cell table:style-name="Tabela5.A2" office:value-type="string">
            <text:p text:style-name="P51">codigo_disciplina</text:p>
          </table:table-cell>
          <table:table-cell table:style-name="Tabela5.B2" office:value-type="float" office:value="0">
            <text:p text:style-name="P51">Numérico</text:p>
          </table:table-cell>
          <table:table-cell table:style-name="Tabela5.B2" office:value-type="float" office:value="0">
            <text:p text:style-name="P51">10 Bytes</text:p>
          </table:table-cell>
          <table:table-cell table:style-name="Tabela5.B2" office:value-type="float" office:value="0">
            <text:p text:style-name="P51">PK, FK, NOT NULL</text:p>
          </table:table-cell>
          <table:table-cell table:style-name="Tabela5.E2" office:value-type="float" office:value="0">
            <text:p text:style-name="P51">Associação com a tabela disciplina</text:p>
          </table:table-cell>
        </table:table-row>
        <table:table-row table:style-name="Tabela5.5">
          <table:table-cell table:style-name="Tabela5.A5" office:value-type="string">
            <text:p text:style-name="P88"/>
          </table:table-cell>
          <table:table-cell table:style-name="Tabela5.B5">
            <text:p text:style-name="P88"/>
          </table:table-cell>
          <table:table-cell table:style-name="Tabela5.B5">
            <text:p text:style-name="P88"/>
          </table:table-cell>
          <table:table-cell table:style-name="Tabela5.B5">
            <text:p text:style-name="P88"/>
          </table:table-cell>
          <table:table-cell table:style-name="Tabela5.E5">
            <text:p text:style-name="P88"/>
          </table:table-cell>
        </table:table-row>
      </table:table>
      <text:p text:style-name="P3"/>
      <text:h text:style-name="Heading_20_3" text:outline-level="3">Departamento <text:span text:style-name="T26">3</text:span>FN</text:h>
      <table:table table:name="Tabela8" table:style-name="Tabela8" table:template-name="Mundo escarlate">
        <table:table-column table:style-name="Tabela8.A" table:number-columns-repeated="5"/>
        <table:table-row table:style-name="Tabela8.1">
          <table:table-cell table:style-name="Tabela8.A1" table:number-columns-spanned="5" office:value-type="string">
            <text:p text:style-name="P36">Departa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6">Atributo</text:p>
          </table:table-cell>
          <table:table-cell table:style-name="Tabela8.B2" office:value-type="float" office:value="0">
            <text:p text:style-name="P46">Tipo</text:p>
          </table:table-cell>
          <table:table-cell table:style-name="Tabela8.B2" office:value-type="float" office:value="0">
            <text:p text:style-name="P46">Compr.</text:p>
          </table:table-cell>
          <table:table-cell table:style-name="Tabela8.B2" office:value-type="float" office:value="0">
            <text:p text:style-name="P46">Restrição</text:p>
          </table:table-cell>
          <table:table-cell table:style-name="Tabela8.E2" office:value-type="float" office:value="0">
            <text:p text:style-name="P46">Descrição</text:p>
          </table:table-cell>
        </table:table-row>
        <table:table-row table:style-name="Tabela8.1">
          <table:table-cell table:style-name="Tabela8.A3" office:value-type="string">
            <text:p text:style-name="P51">codigo</text:p>
          </table:table-cell>
          <table:table-cell table:style-name="Tabela8.B3" office:value-type="float" office:value="0">
            <text:p text:style-name="P51">Numérico</text:p>
          </table:table-cell>
          <table:table-cell table:style-name="Tabela8.B3" office:value-type="float" office:value="0">
            <text:p text:style-name="P51">10 Bytes</text:p>
          </table:table-cell>
          <table:table-cell table:style-name="Tabela8.B3" office:value-type="float" office:value="0">
            <text:p text:style-name="P51">PK, NOT NULL</text:p>
          </table:table-cell>
          <table:table-cell table:style-name="Tabela8.E3" office:value-type="float" office:value="0">
            <text:p text:style-name="P51">Identifica unicamente um depto.</text:p>
          </table:table-cell>
        </table:table-row>
        <table:table-row table:style-name="Tabela8.1">
          <table:table-cell table:style-name="Tabela8.A2" office:value-type="string">
            <text:p text:style-name="P51">nome</text:p>
          </table:table-cell>
          <table:table-cell table:style-name="Tabela8.B2" office:value-type="float" office:value="0">
            <text:p text:style-name="P51">Caractere</text:p>
          </table:table-cell>
          <table:table-cell table:style-name="Tabela8.B2" office:value-type="float" office:value="0">
            <text:p text:style-name="P51">50 Bytes</text:p>
          </table:table-cell>
          <table:table-cell table:style-name="Tabela8.B2" office:value-type="float" office:value="0">
            <text:p text:style-name="P51">NOT NULL</text:p>
          </table:table-cell>
          <table:table-cell table:style-name="Tabela8.E2">
            <text:p text:style-name="P57"/>
          </table:table-cell>
        </table:table-row>
        <table:table-row>
          <table:table-cell table:style-name="Tabela8.A5" office:value-type="string">
            <text:p text:style-name="P70"/>
          </table:table-cell>
          <table:table-cell table:style-name="Tabela8.B5">
            <text:p text:style-name="P70"/>
          </table:table-cell>
          <table:table-cell table:style-name="Tabela8.B5">
            <text:p text:style-name="P70"/>
          </table:table-cell>
          <table:table-cell table:style-name="Tabela8.B5">
            <text:p text:style-name="P70"/>
          </table:table-cell>
          <table:table-cell table:style-name="Tabela8.E5">
            <text:p text:style-name="P71"/>
          </table:table-cell>
        </table:table-row>
      </table:table>
      <text:p text:style-name="P3"/>
      <text:p text:style-name="P35"/>
      <text:h text:style-name="Heading_20_3" text:outline-level="3">Professor <text:span text:style-name="T26">3FN</text:span></text:h>
      <table:table table:name="Tabela9" table:style-name="Tabela9" table:template-name="Mundo escarlate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44">profess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table:number-columns-spanned="2" office:value-type="string">
            <text:p text:style-name="P75">Atributo</text:p>
          </table:table-cell>
          <table:covered-table-cell/>
          <table:table-cell table:style-name="Tabela9.C2" office:value-type="float" office:value="0">
            <text:p text:style-name="P75">Tipo</text:p>
          </table:table-cell>
          <table:table-cell table:style-name="Tabela9.C2" office:value-type="float" office:value="0">
            <text:p text:style-name="P75">Compr.</text:p>
          </table:table-cell>
          <table:table-cell table:style-name="Tabela9.C2" office:value-type="float" office:value="0">
            <text:p text:style-name="P75">Restrição</text:p>
          </table:table-cell>
          <table:table-cell table:style-name="Tabela9.F2" office:value-type="float" office:value="0">
            <text:p text:style-name="P75">Descrição</text:p>
          </table:table-cell>
        </table:table-row>
        <table:table-row>
          <table:table-cell table:style-name="Tabela9.A3" table:number-columns-spanned="2" office:value-type="string">
            <text:p text:style-name="P70">codigo</text:p>
          </table:table-cell>
          <table:covered-table-cell/>
          <table:table-cell table:style-name="Tabela9.C3" office:value-type="float" office:value="0">
            <text:p text:style-name="P51">Numérico</text:p>
          </table:table-cell>
          <table:table-cell table:style-name="Tabela9.C3" office:value-type="float" office:value="0">
            <text:p text:style-name="P51">10 bytes</text:p>
          </table:table-cell>
          <table:table-cell table:style-name="Tabela9.C3" office:value-type="float" office:value="0">
            <text:p text:style-name="P51">PK, NOT NULL</text:p>
          </table:table-cell>
          <table:table-cell table:style-name="Tabela9.F3" office:value-type="float" office:value="0">
            <text:p text:style-name="P51">Identifica unicamente um professor</text:p>
          </table:table-cell>
        </table:table-row>
        <table:table-row>
          <table:table-cell table:style-name="Tabela9.A2" table:number-columns-spanned="2" office:value-type="string">
            <text:p text:style-name="P70">nome</text:p>
          </table:table-cell>
          <table:covered-table-cell/>
          <table:table-cell table:style-name="Tabela9.C2" office:value-type="float" office:value="0">
            <text:p text:style-name="P51">Caractere</text:p>
          </table:table-cell>
          <table:table-cell table:style-name="Tabela9.C2" office:value-type="float" office:value="0">
            <text:p text:style-name="P51">50 bytes</text:p>
          </table:table-cell>
          <table:table-cell table:style-name="Tabela9.C2" office:value-type="float" office:value="0">
            <text:p text:style-name="P51">NOT NULL</text:p>
          </table:table-cell>
          <table:table-cell table:style-name="Tabela9.F2" office:value-type="float" office:value="0">
            <text:p text:style-name="P51">Nome do professor</text:p>
          </table:table-cell>
        </table:table-row>
        <table:table-row>
          <table:table-cell table:style-name="Tabela9.A3" table:number-columns-spanned="2" office:value-type="string">
            <text:p text:style-name="P70">sobrenome</text:p>
          </table:table-cell>
          <table:covered-table-cell/>
          <table:table-cell table:style-name="Tabela9.C3" office:value-type="float" office:value="0">
            <text:p text:style-name="P51">Caractere</text:p>
          </table:table-cell>
          <table:table-cell table:style-name="Tabela9.C3" office:value-type="float" office:value="0">
            <text:p text:style-name="P51">50 bytes</text:p>
          </table:table-cell>
          <table:table-cell table:style-name="Tabela9.C3" office:value-type="float" office:value="0">
            <text:p text:style-name="P51">NOT NULL</text:p>
          </table:table-cell>
          <table:table-cell table:style-name="Tabela9.F3" office:value-type="float" office:value="0">
            <text:p text:style-name="P51">Sobrenome do professor</text:p>
          </table:table-cell>
        </table:table-row>
        <table:table-row>
          <table:table-cell table:style-name="Tabela9.A2" table:number-columns-spanned="2" office:value-type="string">
            <text:p text:style-name="P84">status</text:p>
          </table:table-cell>
          <table:covered-table-cell/>
          <table:table-cell table:style-name="Tabela9.C2" office:value-type="float" office:value="0">
            <text:p text:style-name="P52">Boolean</text:p>
          </table:table-cell>
          <table:table-cell table:style-name="Tabela9.C2" office:value-type="float" office:value="0">
            <text:p text:style-name="P52">1 Byte</text:p>
          </table:table-cell>
          <table:table-cell table:style-name="Tabela9.C2" office:value-type="float" office:value="0">
            <text:p text:style-name="P52">NOT NULL</text:p>
          </table:table-cell>
          <table:table-cell table:style-name="Tabela9.F2" office:value-type="float" office:value="0">
            <text:p text:style-name="P52">Identifica se o professor está alocado</text:p>
          </table:table-cell>
        </table:table-row>
        <table:table-row>
          <table:table-cell table:style-name="Tabela9.A3" table:number-columns-spanned="2" office:value-type="string">
            <text:p text:style-name="P70">codigo_departamento</text:p>
          </table:table-cell>
          <table:covered-table-cell/>
          <table:table-cell table:style-name="Tabela9.C3" office:value-type="float" office:value="0">
            <text:p text:style-name="P51">Numérico</text:p>
          </table:table-cell>
          <table:table-cell table:style-name="Tabela9.C3" office:value-type="float" office:value="0">
            <text:p text:style-name="P51">10 bytes</text:p>
          </table:table-cell>
          <table:table-cell table:style-name="Tabela9.C3" office:value-type="float" office:value="0">
            <text:p text:style-name="P51">FK, NOT NULL</text:p>
          </table:table-cell>
          <table:table-cell table:style-name="Tabela9.F3" office:value-type="float" office:value="0">
            <text:p text:style-name="P51">Associa um professor a um departamento</text:p>
          </table:table-cell>
        </table:table-row>
        <table:table-row table:style-name="Tabela9.1">
          <table:table-cell table:style-name="Tabela9.A2" table:number-columns-spanned="2" office:value-type="string">
            <text:p text:style-name="P70"/>
            <text:p text:style-name="P73">email</text:p>
          </table:table-cell>
          <table:covered-table-cell/>
          <table:table-cell table:style-name="Tabela9.C2" office:value-type="float" office:value="0">
            <text:p text:style-name="P47">Caractere</text:p>
          </table:table-cell>
          <table:table-cell table:style-name="Tabela9.C2" office:value-type="float" office:value="0">
            <text:p text:style-name="P15">100 bytes</text:p>
          </table:table-cell>
          <table:table-cell table:style-name="Tabela9.C2" office:value-type="float" office:value="0">
            <text:p text:style-name="P47">NOT NULL</text:p>
          </table:table-cell>
          <table:table-cell table:style-name="Tabela9.F2" office:value-type="float" office:value="0">
            <text:p text:style-name="P17"><text:span text:style-name="T11">E-mail do </text:span><text:span text:style-name="T13">professor</text:span></text:p>
          </table:table-cell>
        </table:table-row>
        <table:table-row>
          <table:table-cell table:style-name="Tabela9.A3" table:number-columns-spanned="2" office:value-type="string">
            <text:p text:style-name="P22"/>
            <text:p text:style-name="P73">whatsapp</text:p>
          </table:table-cell>
          <table:covered-table-cell/>
          <table:table-cell table:style-name="Tabela9.C3" office:value-type="float" office:value="0">
            <text:p text:style-name="P47">Caractere</text:p>
          </table:table-cell>
          <table:table-cell table:style-name="Tabela9.C3" office:value-type="float" office:value="0">
            <text:p text:style-name="P15">12 bytes</text:p>
          </table:table-cell>
          <table:table-cell table:style-name="Tabela9.C3" office:value-type="float" office:value="0">
            <text:p text:style-name="P19">N/D</text:p>
          </table:table-cell>
          <table:table-cell table:style-name="Tabela9.F3" office:value-type="float" office:value="0">
            <text:p text:style-name="P17"><text:span text:style-name="T11">Whatsapp do </text:span><text:span text:style-name="T13">professor</text:span></text:p>
          </table:table-cell>
        </table:table-row>
        <table:table-row table:style-name="Tabela9.1">
          <table:table-cell table:style-name="Tabela9.A2" table:number-columns-spanned="2" office:value-type="string">
            <text:p text:style-name="P22"/>
            <text:p text:style-name="P73">telefone</text:p>
          </table:table-cell>
          <table:covered-table-cell/>
          <table:table-cell table:style-name="Tabela9.C2" office:value-type="float" office:value="0">
            <text:p text:style-name="P47">Caractere</text:p>
          </table:table-cell>
          <table:table-cell table:style-name="Tabela9.C2" office:value-type="float" office:value="0">
            <text:p text:style-name="P15">12 bytes</text:p>
          </table:table-cell>
          <table:table-cell table:style-name="Tabela9.C2" office:value-type="float" office:value="0">
            <text:p text:style-name="P19">N/D</text:p>
          </table:table-cell>
          <table:table-cell table:style-name="Tabela9.F2" office:value-type="float" office:value="0">
            <text:p text:style-name="P17"><text:span text:style-name="T11">Telefone do </text:span><text:span text:style-name="T13">professor</text:span></text:p>
          </table:table-cell>
        </table:table-row>
        <table:table-row table:style-name="Tabela9.11">
          <table:table-cell table:style-name="Tabela9.A11" office:value-type="string">
            <text:p text:style-name="P22"/>
          </table:table-cell>
          <table:table-cell table:style-name="Tabela9.B11">
            <text:p text:style-name="P73"/>
          </table:table-cell>
          <table:table-cell table:style-name="Tabela9.B11">
            <text:p text:style-name="P73"/>
          </table:table-cell>
          <table:table-cell table:style-name="Tabela9.B11">
            <text:p text:style-name="P24"/>
          </table:table-cell>
          <table:table-cell table:style-name="Tabela9.B11">
            <text:p text:style-name="P26"/>
          </table:table-cell>
          <table:table-cell table:style-name="Tabela9.F11">
            <text:p text:style-name="P23"/>
          </table:table-cell>
        </table:table-row>
      </table:table>
      <text:p text:style-name="P3"/>
      <text:h text:style-name="Heading_20_3" text:outline-level="3">professor_disciplina <text:span text:style-name="T26">3</text:span>FN</text:h>
      <table:table table:name="Tabela10" table:style-name="Tabela10" table:template-name="Mundo escarlate">
        <table:table-column table:style-name="Tabela10.A" table:number-columns-repeated="5"/>
        <table:table-row table:style-name="Tabela10.1">
          <table:table-cell table:style-name="Tabela10.A1" table:number-columns-spanned="5" office:value-type="string">
            <text:p text:style-name="P37">professor_disciplina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46">Atributo</text:p>
          </table:table-cell>
          <table:table-cell table:style-name="Tabela10.B2" office:value-type="float" office:value="0">
            <text:p text:style-name="P46">Tipo</text:p>
          </table:table-cell>
          <table:table-cell table:style-name="Tabela10.B2" office:value-type="float" office:value="0">
            <text:p text:style-name="P46">Compr.</text:p>
          </table:table-cell>
          <table:table-cell table:style-name="Tabela10.B2" office:value-type="float" office:value="0">
            <text:p text:style-name="P46">Restrição</text:p>
          </table:table-cell>
          <table:table-cell table:style-name="Tabela10.E2" office:value-type="float" office:value="0">
            <text:p text:style-name="P46">Descrição</text:p>
          </table:table-cell>
        </table:table-row>
        <table:table-row>
          <table:table-cell table:style-name="Tabela10.A3" office:value-type="string">
            <text:p text:style-name="P53">codigo_professor</text:p>
          </table:table-cell>
          <table:table-cell table:style-name="Tabela10.B3" office:value-type="float" office:value="0">
            <text:p text:style-name="P53">Numérico</text:p>
          </table:table-cell>
          <table:table-cell table:style-name="Tabela10.B3" office:value-type="float" office:value="0">
            <text:p text:style-name="P53">10 bytes</text:p>
          </table:table-cell>
          <table:table-cell table:style-name="Tabela10.B3" office:value-type="float" office:value="0">
            <text:p text:style-name="P53">PK, FK, NOT NULL</text:p>
          </table:table-cell>
          <table:table-cell table:style-name="Tabela10.E3" office:value-type="float" office:value="0">
            <text:p text:style-name="P53">Associa com a tabela professor</text:p>
          </table:table-cell>
        </table:table-row>
        <table:table-row table:style-name="Tabela10.1">
          <table:table-cell table:style-name="Tabela10.A2" office:value-type="string">
            <text:p text:style-name="P53">codigo_disciplina</text:p>
          </table:table-cell>
          <table:table-cell table:style-name="Tabela10.B2" office:value-type="float" office:value="0">
            <text:p text:style-name="P53">Numérico</text:p>
          </table:table-cell>
          <table:table-cell table:style-name="Tabela10.B2" office:value-type="float" office:value="0">
            <text:p text:style-name="P53">10 bytes</text:p>
          </table:table-cell>
          <table:table-cell table:style-name="Tabela10.B2" office:value-type="float" office:value="0">
            <text:p text:style-name="P53">PK, FK, NOT NULL</text:p>
          </table:table-cell>
          <table:table-cell table:style-name="Tabela10.E2" office:value-type="float" office:value="0">
            <text:p text:style-name="P53">Associa com a tabela disciplina</text:p>
          </table:table-cell>
        </table:table-row>
        <table:table-row>
          <table:table-cell table:style-name="Tabela10.A5" office:value-type="string">
            <text:p text:style-name="P77"/>
          </table:table-cell>
          <table:table-cell table:style-name="Tabela10.B5">
            <text:p text:style-name="P77"/>
          </table:table-cell>
          <table:table-cell table:style-name="Tabela10.B5">
            <text:p text:style-name="P77"/>
          </table:table-cell>
          <table:table-cell table:style-name="Tabela10.B5">
            <text:p text:style-name="P77"/>
          </table:table-cell>
          <table:table-cell table:style-name="Tabela10.E5">
            <text:p text:style-name="P77"/>
          </table:table-cell>
        </table:table-row>
      </table:table>
      <text:p text:style-name="P3"/>
      <text:h text:style-name="P9" text:outline-level="3"/>
      <text:h text:style-name="P10" text:outline-level="3">Turma <text:span text:style-name="T3">3</text:span><text:span text:style-name="T17">FN</text:span></text:h>
      <table:table table:name="Tabela11" table:style-name="Tabela11" table:template-name="Mundo escarlate">
        <table:table-column table:style-name="Tabela11.A" table:number-columns-repeated="5"/>
        <table:table-row table:style-name="Tabela11.1">
          <table:table-cell table:style-name="Tabela11.A1" table:number-columns-spanned="5" office:value-type="string">
            <text:p text:style-name="P45">tur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6">Atributo</text:p>
          </table:table-cell>
          <table:table-cell table:style-name="Tabela11.B2" office:value-type="float" office:value="0">
            <text:p text:style-name="P46">Tipo</text:p>
          </table:table-cell>
          <table:table-cell table:style-name="Tabela11.B2" office:value-type="float" office:value="0">
            <text:p text:style-name="P46">Compr.</text:p>
          </table:table-cell>
          <table:table-cell table:style-name="Tabela11.B2" office:value-type="float" office:value="0">
            <text:p text:style-name="P46">Restrição</text:p>
          </table:table-cell>
          <table:table-cell table:style-name="Tabela11.E2" office:value-type="float" office:value="0">
            <text:p text:style-name="P46">Descrição</text:p>
          </table:table-cell>
        </table:table-row>
        <table:table-row table:style-name="Tabela11.1">
          <table:table-cell table:style-name="Tabela11.A3" office:value-type="string">
            <text:p text:style-name="P53">codigo</text:p>
          </table:table-cell>
          <table:table-cell table:style-name="Tabela11.B3" office:value-type="float" office:value="0">
            <text:p text:style-name="P53">Numérico</text:p>
          </table:table-cell>
          <table:table-cell table:style-name="Tabela11.B3" office:value-type="float" office:value="0">
            <text:p text:style-name="P53">10 bytes</text:p>
          </table:table-cell>
          <table:table-cell table:style-name="Tabela11.B3" office:value-type="float" office:value="0">
            <text:p text:style-name="P53">PK NOT NULL</text:p>
          </table:table-cell>
          <table:table-cell table:style-name="Tabela11.E3" office:value-type="float" office:value="0">
            <text:p text:style-name="P53">Identificador único de turma</text:p>
          </table:table-cell>
        </table:table-row>
        <table:table-row>
          <table:table-cell table:style-name="Tabela11.A2" office:value-type="string">
            <text:p text:style-name="P53">data_inicio</text:p>
          </table:table-cell>
          <table:table-cell table:style-name="Tabela11.B2" office:value-type="float" office:value="0">
            <text:p text:style-name="P53">Data</text:p>
          </table:table-cell>
          <table:table-cell table:style-name="Tabela11.B2" office:value-type="float" office:value="0">
            <text:p text:style-name="P53">12 bytes</text:p>
          </table:table-cell>
          <table:table-cell table:style-name="Tabela11.B2" office:value-type="float" office:value="0">
            <text:p text:style-name="P53">NOT NULL</text:p>
          </table:table-cell>
          <table:table-cell table:style-name="Tabela11.E2" office:value-type="float" office:value="0">
            <text:p text:style-name="P53">Data de inicio da turma</text:p>
          </table:table-cell>
        </table:table-row>
        <table:table-row table:style-name="Tabela11.1">
          <table:table-cell table:style-name="Tabela11.A3" office:value-type="string">
            <text:p text:style-name="P53">data_fim</text:p>
          </table:table-cell>
          <table:table-cell table:style-name="Tabela11.B3" office:value-type="float" office:value="0">
            <text:p text:style-name="P53">Data</text:p>
          </table:table-cell>
          <table:table-cell table:style-name="Tabela11.B3" office:value-type="float" office:value="0">
            <text:p text:style-name="P53">12 bytes</text:p>
          </table:table-cell>
          <table:table-cell table:style-name="Tabela11.B3" office:value-type="float" office:value="0">
            <text:p text:style-name="P53">NOT NULL</text:p>
          </table:table-cell>
          <table:table-cell table:style-name="Tabela11.E3" office:value-type="float" office:value="0">
            <text:p text:style-name="P53">Data de fim da turma</text:p>
          </table:table-cell>
        </table:table-row>
        <table:table-row>
          <table:table-cell table:style-name="Tabela11.A2" office:value-type="string">
            <text:p text:style-name="P53">n_alunos</text:p>
          </table:table-cell>
          <table:table-cell table:style-name="Tabela11.B2" office:value-type="float" office:value="0">
            <text:p text:style-name="P53">Numérico</text:p>
          </table:table-cell>
          <table:table-cell table:style-name="Tabela11.B2" office:value-type="float" office:value="0">
            <text:p text:style-name="P53">1 byte</text:p>
          </table:table-cell>
          <table:table-cell table:style-name="Tabela11.B2" office:value-type="float" office:value="0">
            <text:p text:style-name="P53">NOT NULL</text:p>
          </table:table-cell>
          <table:table-cell table:style-name="Tabela11.E2" office:value-type="float" office:value="0">
            <text:p text:style-name="P53">Numero de alunos</text:p>
          </table:table-cell>
        </table:table-row>
        <table:table-row>
          <table:table-cell table:style-name="Tabela11.A3" office:value-type="string">
            <text:p text:style-name="P53">periodo</text:p>
          </table:table-cell>
          <table:table-cell table:style-name="Tabela11.B3" office:value-type="float" office:value="0">
            <text:p text:style-name="P53">Caractere</text:p>
          </table:table-cell>
          <table:table-cell table:style-name="Tabela11.B3" office:value-type="float" office:value="0">
            <text:p text:style-name="P53">1 byte</text:p>
          </table:table-cell>
          <table:table-cell table:style-name="Tabela11.B3" office:value-type="float" office:value="0">
            <text:p text:style-name="P53">NOT NULL</text:p>
          </table:table-cell>
          <table:table-cell table:style-name="Tabela11.E3" office:value-type="float" office:value="0">
            <text:p text:style-name="P53">Período da turma</text:p>
          </table:table-cell>
        </table:table-row>
        <table:table-row>
          <table:table-cell table:style-name="Tabela11.A2" office:value-type="string">
            <text:p text:style-name="P53">codigo_disciplina</text:p>
          </table:table-cell>
          <table:table-cell table:style-name="Tabela11.B2" office:value-type="float" office:value="0">
            <text:p text:style-name="P53">Numérico</text:p>
          </table:table-cell>
          <table:table-cell table:style-name="Tabela11.B2" office:value-type="float" office:value="0">
            <text:p text:style-name="P53">10 bytes</text:p>
          </table:table-cell>
          <table:table-cell table:style-name="Tabela11.B2" office:value-type="float" office:value="0">
            <text:p text:style-name="P53">FK, NOT NULL</text:p>
          </table:table-cell>
          <table:table-cell table:style-name="Tabela11.E2" office:value-type="float" office:value="0">
            <text:p text:style-name="P53">Associa com a tabela disciplina</text:p>
          </table:table-cell>
        </table:table-row>
        <table:table-row table:style-name="Tabela11.1">
          <table:table-cell table:style-name="Tabela11.A3" office:value-type="string">
            <text:p text:style-name="P53">codigo_curso</text:p>
          </table:table-cell>
          <table:table-cell table:style-name="Tabela11.B3" office:value-type="float" office:value="0">
            <text:p text:style-name="P53">Numérico</text:p>
          </table:table-cell>
          <table:table-cell table:style-name="Tabela11.B3" office:value-type="float" office:value="0">
            <text:p text:style-name="P53">10 bytes</text:p>
          </table:table-cell>
          <table:table-cell table:style-name="Tabela11.B3" office:value-type="float" office:value="0">
            <text:p text:style-name="P53">FK, NOT NULL</text:p>
          </table:table-cell>
          <table:table-cell table:style-name="Tabela11.E3" office:value-type="float" office:value="0">
            <text:p text:style-name="P53">Associa com a tabela curso</text:p>
          </table:table-cell>
        </table:table-row>
        <table:table-row>
          <table:table-cell table:style-name="Tabela11.A10" office:value-type="string">
            <text:p text:style-name="P86"/>
          </table:table-cell>
          <table:table-cell table:style-name="Tabela11.B10">
            <text:p text:style-name="P86"/>
          </table:table-cell>
          <table:table-cell table:style-name="Tabela11.B10">
            <text:p text:style-name="P86"/>
          </table:table-cell>
          <table:table-cell table:style-name="Tabela11.B10">
            <text:p text:style-name="P86"/>
          </table:table-cell>
          <table:table-cell table:style-name="Tabela11.E10">
            <text:p text:style-name="P8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Mundo_20_escarlate.1" style:display-name="Mundo escarlate.1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escarlate.2" style:display-name="Mundo escarlate.2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escarlate.3" style:display-name="Mundo escarlate.3" style:family="table-cell" style:data-style-name="N2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4" style:display-name="Mundo escarlate.4" style:family="table-cell" style:data-style-name="N2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5" style:display-name="Mundo escarlat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6" style:display-name="Mundo escarlate.6" style:family="table-cell" style:data-style-name="N2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7" style:display-name="Mundo escarlat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8" style:display-name="Mundo escarlat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9" style:display-name="Mundo escarlat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10" style:display-name="Mundo escarlate.10" style:family="table-cell" style:data-style-name="N2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escarlate.11" style:display-name="Mundo escarlate.11" style:family="table-cell" style:data-style-name="N2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escarlate.12" style:display-name="Mundo escarlate.12" style:family="table-cell" style:data-style-name="N2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escarlate.13" style:display-name="Mundo escarlate.13" style:family="table-cell" style:data-style-name="N2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escarlate.14" style:display-name="Mundo escarlate.14" style:family="table-cell" style:data-style-name="N2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escarlate.15" style:display-name="Mundo escarlate.15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escarlate.16" style:display-name="Mundo escarlate.16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Mundo_20_escarlate.1"/>
      <table:last-row table:style-name="Mundo_20_escarlate.2"/>
      <table:first-column table:style-name="Mundo_20_escarlate.3"/>
      <table:last-column table:style-name="Mundo_20_escarlate.4"/>
      <table:body table:style-name="Mundo_20_escarlate.9"/>
      <table:even-rows table:style-name="Mundo_20_escarlate.5"/>
      <table:odd-rows table:style-name="Mundo_20_escarlate.6"/>
      <table:even-columns table:style-name="Mundo_20_escarlate.7"/>
      <table:odd-columns table:style-name="Mundo_20_escarlate.8"/>
      <table:background table:style-name="Mundo_20_escarlate.10"/>
      <loext:first-row-even-column table:style-name="Mundo_20_escarlate.15"/>
      <loext:last-row-even-column table:style-name="Mundo_20_escarlate.16"/>
      <loext:first-row-end-column table:style-name="Mundo_20_escarlate.12"/>
      <loext:first-row-start-column table:style-name="Mundo_20_escarlate.11"/>
      <loext:last-row-end-column table:style-name="Mundo_20_escarlate.14"/>
      <loext:last-row-start-column table:style-name="Mundo_20_escarlat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16:12:02.685304678</meta:creation-date>
    <dc:date>2020-05-16T20:35:42.737431335</dc:date>
    <meta:editing-duration>PT13H27M51S</meta:editing-duration>
    <meta:editing-cycles>7</meta:editing-cycles>
    <meta:generator>LibreOffice/6.4.3.2$Linux_X86_64 LibreOffice_project/40$Build-2</meta:generator>
    <meta:document-statistic meta:table-count="14" meta:image-count="0" meta:object-count="0" meta:page-count="9" meta:paragraph-count="496" meta:word-count="1097" meta:character-count="6908" meta:non-whitespace-character-count="6337"/>
  </office:meta>
</office:document-meta>
</file>